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9292in" fo:margin-left="0in" table:align="left" style:writing-mode="lr-tb"/>
    </style:style>
    <style:style style:name="Table2.A" style:family="table-column">
      <style:table-column-properties style:column-width="0.9965in"/>
    </style:style>
    <style:style style:name="Table2.B" style:family="table-column">
      <style:table-column-properties style:column-width="1.0056in"/>
    </style:style>
    <style:style style:name="Table2.C" style:family="table-column">
      <style:table-column-properties style:column-width="0.9958in"/>
    </style:style>
    <style:style style:name="Table2.E" style:family="table-column">
      <style:table-column-properties style:column-width="2.925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92in" fo:margin-left="0in" table:align="left" style:writing-mode="lr-tb"/>
    </style:style>
    <style:style style:name="Table3.A" style:family="table-column">
      <style:table-column-properties style:column-width="0.9965in"/>
    </style:style>
    <style:style style:name="Table3.B" style:family="table-column">
      <style:table-column-properties style:column-width="1.0056in"/>
    </style:style>
    <style:style style:name="Table3.C" style:family="table-column">
      <style:table-column-properties style:column-width="0.9958in"/>
    </style:style>
    <style:style style:name="Table3.E" style:family="table-column">
      <style:table-column-properties style:column-width="2.9257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P8"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Text_20_body">
      <style:text-properties style:use-window-font-color="true" loext:opacity="0%"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10" style:family="paragraph" style:parent-style-name="Text_20_body">
      <style:text-properties style:use-window-font-color="true" loext:opacity="0%"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11" style:family="paragraph" style:parent-style-name="Text_20_body">
      <style:text-properties style:use-window-font-color="true" loext:opacity="0%"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12" style:family="paragraph" style:parent-style-name="Text_20_body">
      <style:text-properties style:use-window-font-color="true" loext:opacity="0%"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13" style:family="paragraph" style:parent-style-name="Text_20_body">
      <style:text-properties style:use-window-font-color="true" loext:opacity="0%" style:font-name="Times New Roman" fo:font-size="12pt" fo:language="en" fo:country="US" officeooo:rsid="0016ca61" officeooo:paragraph-rsid="005dd476" style:font-name-asian="Times New Roman" style:font-size-asian="12pt" style:font-name-complex="Times New Roman" style:font-size-complex="12pt" style:language-complex="ar" style:country-complex="SA"/>
    </style:style>
    <style:style style:name="P14" style:family="paragraph" style:parent-style-name="Text_20_body">
      <style:text-properties style:use-window-font-color="true" loext:opacity="0%" style:font-name="Times New Roman" fo:font-size="12pt" fo:language="en" fo:country="US" officeooo:rsid="0016ca61" officeooo:paragraph-rsid="007da084" style:font-name-asian="Times New Roman" style:font-size-asian="12pt" style:font-name-complex="Times New Roman" style:font-size-complex="12pt" style:language-complex="ar" style:country-complex="SA"/>
    </style:style>
    <style:style style:name="P15" style:family="paragraph" style:parent-style-name="Text_20_body">
      <style:text-properties style:use-window-font-color="true" loext:opacity="0%" style:font-name="Times New Roman" fo:font-size="12pt" fo:language="en" fo:country="US" officeooo:rsid="0016ca61" officeooo:paragraph-rsid="008c278c" style:font-name-asian="Times New Roman" style:font-size-asian="12pt" style:font-name-complex="Times New Roman" style:font-size-complex="12pt" style:language-complex="ar" style:country-complex="SA"/>
    </style:style>
    <style:style style:name="P16" style:family="paragraph" style:parent-style-name="Text_20_body">
      <style:text-properties style:use-window-font-color="true" loext:opacity="0%" style:font-name="Times New Roman" fo:font-size="12pt" fo:language="en" fo:country="US" officeooo:rsid="0016ca61" officeooo:paragraph-rsid="009693d5" style:font-name-asian="Times New Roman" style:font-size-asian="12pt" style:font-name-complex="Times New Roman" style:font-size-complex="12pt" style:language-complex="ar" style:country-complex="SA"/>
    </style:style>
    <style:style style:name="P17" style:family="paragraph" style:parent-style-name="Standard">
      <style:text-properties style:use-window-font-color="true" loext:opacity="0%"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18" style:family="paragraph" style:parent-style-name="Standard">
      <style:text-properties style:use-window-font-color="true" loext:opacity="0%"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19" style:family="paragraph" style:parent-style-name="Standard">
      <style:text-properties style:use-window-font-color="true" loext:opacity="0%"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20" style:family="paragraph" style:parent-style-name="Text_20_body">
      <style:text-properties style:use-window-font-color="true" loext:opacity="0%"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21" style:family="paragraph" style:parent-style-name="Text_20_body">
      <style:text-properties style:use-window-font-color="true" loext:opacity="0%"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22" style:family="paragraph" style:parent-style-name="Text_20_body">
      <style:text-properties style:use-window-font-color="true" loext:opacity="0%"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23" style:family="paragraph" style:parent-style-name="Text_20_body">
      <style:text-properties style:use-window-font-color="true" loext:opacity="0%"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24" style:family="paragraph" style:parent-style-name="Standard">
      <style:text-properties style:use-window-font-color="true" loext:opacity="0%"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25" style:family="paragraph" style:parent-style-name="Standard">
      <style:text-properties style:use-window-font-color="true" loext:opacity="0%" style:font-name="Times New Roman" fo:font-size="12pt" fo:language="en" fo:country="US" officeooo:rsid="004195de" officeooo:paragraph-rsid="00715cad" style:font-name-asian="Times New Roman" style:font-size-asian="12pt" style:font-name-complex="Times New Roman" style:font-size-complex="12pt" style:language-complex="ar" style:country-complex="SA"/>
    </style:style>
    <style:style style:name="P26" style:family="paragraph" style:parent-style-name="Text_20_body">
      <style:text-properties style:use-window-font-color="true" loext:opacity="0%" style:font-name="Times New Roman" fo:font-size="12pt" fo:language="en" fo:country="US" officeooo:rsid="0060c848" officeooo:paragraph-rsid="0060c848" style:font-name-asian="Times New Roman" style:font-size-asian="12pt" style:font-name-complex="Times New Roman" style:font-size-complex="12pt" style:language-complex="ar" style:country-complex="SA"/>
    </style:style>
    <style:style style:name="P27" style:family="paragraph" style:parent-style-name="Standard">
      <style:text-properties style:use-window-font-color="true" loext:opacity="0%" style:font-name="Times New Roman" fo:font-size="12pt" fo:language="en" fo:country="US" officeooo:rsid="0086f340" officeooo:paragraph-rsid="0086f340" style:font-name-asian="Times New Roman" style:font-size-asian="12pt" style:font-name-complex="Times New Roman" style:font-size-complex="12pt" style:language-complex="ar" style:country-complex="SA"/>
    </style:style>
    <style:style style:name="P28" style:family="paragraph" style:parent-style-name="Standard">
      <style:text-properties style:use-window-font-color="true" loext:opacity="0%" style:font-name="Times New Roman" fo:font-size="12pt" fo:language="en" fo:country="US" officeooo:rsid="008e01ab" officeooo:paragraph-rsid="008e01ab" style:font-name-asian="Times New Roman" style:font-size-asian="12pt" style:font-name-complex="Times New Roman" style:font-size-complex="12pt" style:language-complex="ar" style:country-complex="SA"/>
    </style:style>
    <style:style style:name="P29" style:family="paragraph" style:parent-style-name="Standard">
      <style:text-properties style:use-window-font-color="true" loext:opacity="0%" style:font-name="Times New Roman" fo:font-size="12pt" fo:language="en" fo:country="US" officeooo:rsid="00946519" officeooo:paragraph-rsid="00946519" style:font-name-asian="Times New Roman" style:font-size-asian="12pt" style:font-name-complex="Times New Roman" style:font-size-complex="12pt" style:language-complex="ar" style:country-complex="SA"/>
    </style:style>
    <style:style style:name="P30" style:family="paragraph" style:parent-style-name="Text_20_body">
      <style:text-properties style:use-window-font-color="true" loext:opacity="0%" style:font-name="Times New Roman" fo:font-size="12pt" fo:language="en" fo:country="US" officeooo:rsid="009693d5" officeooo:paragraph-rsid="009693d5" style:font-name-asian="Times New Roman" style:font-size-asian="12pt" style:font-name-complex="Times New Roman" style:font-size-complex="12pt" style:language-complex="ar" style:country-complex="SA"/>
    </style:style>
    <style:style style:name="P31" style:family="paragraph" style:parent-style-name="Text_20_body">
      <style:text-properties style:use-window-font-color="true" loext:opacity="0%" style:font-name="Times New Roman" fo:font-size="12pt" fo:language="en" fo:country="US" officeooo:rsid="009693d5" officeooo:paragraph-rsid="00abc556" style:font-name-asian="Times New Roman" style:font-size-asian="12pt" style:font-name-complex="Times New Roman" style:font-size-complex="12pt" style:language-complex="ar" style:country-complex="SA"/>
    </style:style>
    <style:style style:name="P32" style:family="paragraph" style:parent-style-name="Standard">
      <style:text-properties officeooo:rsid="001364fd" officeooo:paragraph-rsid="001364fd"/>
    </style:style>
    <style:style style:name="P33" style:family="paragraph" style:parent-style-name="Table_20_Contents">
      <style:paragraph-properties fo:margin-top="0in" fo:margin-bottom="0in" style:contextual-spacing="false"/>
      <style:text-properties officeooo:rsid="001364fd" officeooo:paragraph-rsid="001364fd"/>
    </style:style>
    <style:style style:name="P34" style:family="paragraph" style:parent-style-name="Table_20_Contents">
      <style:text-properties officeooo:rsid="001364fd" officeooo:paragraph-rsid="001364fd"/>
    </style:style>
    <style:style style:name="P35" style:family="paragraph" style:parent-style-name="Standard">
      <style:text-properties officeooo:rsid="0013b895" officeooo:paragraph-rsid="0013b895"/>
    </style:style>
    <style:style style:name="P36" style:family="paragraph" style:parent-style-name="Standard">
      <style:text-properties officeooo:rsid="001d6ddb" officeooo:paragraph-rsid="001ebd97"/>
    </style:style>
    <style:style style:name="P37" style:family="paragraph" style:parent-style-name="Standard">
      <style:text-properties officeooo:rsid="001d6ddb" officeooo:paragraph-rsid="001d6ddb"/>
    </style:style>
    <style:style style:name="P38" style:family="paragraph" style:parent-style-name="Standard">
      <style:text-properties officeooo:rsid="001ebd97" officeooo:paragraph-rsid="001ebd97"/>
    </style:style>
    <style:style style:name="P39" style:family="paragraph" style:parent-style-name="Standard">
      <style:text-properties officeooo:rsid="001ebd97" officeooo:paragraph-rsid="00a2fc4f"/>
    </style:style>
    <style:style style:name="P40" style:family="paragraph" style:parent-style-name="Standard">
      <style:text-properties officeooo:rsid="0016ca61" officeooo:paragraph-rsid="0016ca61"/>
    </style:style>
    <style:style style:name="P41" style:family="paragraph" style:parent-style-name="Standard">
      <style:text-properties officeooo:rsid="00152e36" officeooo:paragraph-rsid="00152e36"/>
    </style:style>
    <style:style style:name="P42" style:family="paragraph" style:parent-style-name="Table_20_Contents">
      <style:text-properties officeooo:rsid="00152e36" officeooo:paragraph-rsid="00152e36"/>
    </style:style>
    <style:style style:name="P43" style:family="paragraph" style:parent-style-name="Standard">
      <style:text-properties officeooo:rsid="00154050" officeooo:paragraph-rsid="00154050"/>
    </style:style>
    <style:style style:name="P44" style:family="paragraph" style:parent-style-name="Standard">
      <style:text-properties style:font-name="Courier"/>
    </style:style>
    <style:style style:name="P45"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46" style:family="paragraph" style:parent-style-name="Standard">
      <style:paragraph-properties fo:margin-top="0in" fo:margin-bottom="0in" style:contextual-spacing="false"/>
      <style:text-properties style:font-name="Courier" fo:font-size="8pt" officeooo:rsid="0047cdd7" officeooo:paragraph-rsid="006c89d8" style:font-size-asian="8pt" style:font-size-complex="8pt"/>
    </style:style>
    <style:style style:name="P47" style:family="paragraph" style:parent-style-name="Standard">
      <style:paragraph-properties fo:margin-top="0in" fo:margin-bottom="0in" style:contextual-spacing="false"/>
      <style:text-properties style:font-name="Courier" fo:font-size="8pt" officeooo:rsid="0047cdd7" officeooo:paragraph-rsid="00647ba9" style:font-size-asian="8pt" style:font-size-complex="8pt"/>
    </style:style>
    <style:style style:name="P48" style:family="paragraph" style:parent-style-name="Standard">
      <style:paragraph-properties fo:margin-top="0in" fo:margin-bottom="0in" style:contextual-spacing="false"/>
      <style:text-properties style:font-name="Courier" fo:font-size="8pt" officeooo:rsid="0047cdd7" officeooo:paragraph-rsid="00610d0c" style:font-size-asian="8pt" style:font-size-complex="8pt"/>
    </style:style>
    <style:style style:name="P49" style:family="paragraph" style:parent-style-name="Standard">
      <style:paragraph-properties fo:margin-top="0in" fo:margin-bottom="0in" style:contextual-spacing="false"/>
      <style:text-properties style:font-name="Courier" fo:font-size="8pt" officeooo:paragraph-rsid="0047cdd7" style:font-size-asian="8pt" style:font-size-complex="8pt"/>
    </style:style>
    <style:style style:name="P50" style:family="paragraph" style:parent-style-name="Standard">
      <style:text-properties fo:font-size="12pt" style:font-size-asian="12pt" style:font-size-complex="12pt"/>
    </style:style>
    <style:style style:name="P51" style:family="paragraph" style:parent-style-name="Standard">
      <style:text-properties fo:font-size="12pt" officeooo:rsid="003d8f11" officeooo:paragraph-rsid="003d8f11" style:font-size-asian="12pt" style:font-size-complex="12pt"/>
    </style:style>
    <style:style style:name="P5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3" style:family="paragraph" style:parent-style-name="Standard">
      <style:text-properties officeooo:rsid="002d9e39" officeooo:paragraph-rsid="002d9e39"/>
    </style:style>
    <style:style style:name="P54" style:family="paragraph" style:parent-style-name="Standard">
      <style:text-properties officeooo:rsid="002f5544" officeooo:paragraph-rsid="002f5544"/>
    </style:style>
    <style:style style:name="P55" style:family="paragraph" style:parent-style-name="Standard">
      <style:text-properties officeooo:rsid="0048173c" officeooo:paragraph-rsid="0048173c"/>
    </style:style>
    <style:style style:name="P56" style:family="paragraph" style:parent-style-name="Standard">
      <style:text-properties officeooo:rsid="004bb39e" officeooo:paragraph-rsid="004bb39e"/>
    </style:style>
    <style:style style:name="P57" style:family="paragraph" style:parent-style-name="Footnote">
      <style:text-properties officeooo:rsid="0021aa07" officeooo:paragraph-rsid="0021aa07"/>
    </style:style>
    <style:style style:name="P58" style:family="paragraph" style:parent-style-name="Footnote">
      <style:text-properties officeooo:rsid="004195de" officeooo:paragraph-rsid="004195de"/>
    </style:style>
    <style:style style:name="P59" style:family="paragraph" style:parent-style-name="Standard">
      <style:paragraph-properties fo:margin-top="0in" fo:margin-bottom="0in" style:contextual-spacing="false"/>
      <style:text-properties officeooo:paragraph-rsid="0047cdd7"/>
    </style:style>
    <style:style style:name="P60" style:family="paragraph" style:parent-style-name="Standard">
      <style:paragraph-properties fo:margin-top="0in" fo:margin-bottom="0in" style:contextual-spacing="false" fo:break-before="page"/>
      <style:text-properties officeooo:paragraph-rsid="0047cdd7"/>
    </style:style>
    <style:style style:name="P61" style:family="paragraph" style:parent-style-name="Contents_20_2">
      <style:paragraph-properties>
        <style:tab-stops>
          <style:tab-stop style:position="6.9252in" style:type="right" style:leader-style="dotted" style:leader-text="."/>
        </style:tab-stops>
      </style:paragraph-properties>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Contents_20_4">
      <style:paragraph-properties>
        <style:tab-stops>
          <style:tab-stop style:position="6.9252in" style:type="right" style:leader-style="dotted" style:leader-text="."/>
        </style:tab-stops>
      </style:paragraph-properties>
    </style:style>
    <style:style style:name="P64" style:family="paragraph" style:parent-style-name="Contents_20_3">
      <style:paragraph-properties>
        <style:tab-stops>
          <style:tab-stop style:position="6.9252in" style:type="right" style:leader-style="dotted" style:leader-text="."/>
        </style:tab-stops>
      </style:paragraph-properties>
    </style:style>
    <style:style style:name="P65" style:family="paragraph" style:parent-style-name="Standard">
      <style:text-properties officeooo:rsid="008409a8" officeooo:paragraph-rsid="008409a8"/>
    </style:style>
    <style:style style:name="P66" style:family="paragraph" style:parent-style-name="Standard">
      <style:text-properties officeooo:rsid="00856419" officeooo:paragraph-rsid="00856419"/>
    </style:style>
    <style:style style:name="P67" style:family="paragraph" style:parent-style-name="Standard">
      <style:text-properties officeooo:rsid="008c278c" officeooo:paragraph-rsid="008c278c"/>
    </style:style>
    <style:style style:name="P68" style:family="paragraph" style:parent-style-name="Standard">
      <style:text-properties officeooo:rsid="0011f2b0" officeooo:paragraph-rsid="00a201c2"/>
    </style:style>
    <style:style style:name="P69" style:family="paragraph" style:parent-style-name="Standard">
      <style:text-properties officeooo:rsid="0011f2b0" officeooo:paragraph-rsid="00a67843"/>
    </style:style>
    <style:style style:name="P70" style:family="paragraph" style:parent-style-name="Standard">
      <style:text-properties officeooo:rsid="001f444b" officeooo:paragraph-rsid="001f444b"/>
    </style:style>
    <style:style style:name="P71" style:family="paragraph" style:parent-style-name="Contents_20_1">
      <style:paragraph-properties>
        <style:tab-stops>
          <style:tab-stop style:position="6.9252in" style:type="right" style:leader-style="dotted" style:leader-text="."/>
        </style:tab-stops>
      </style:paragraph-properties>
    </style:style>
    <style:style style:name="P72" style:family="paragraph" style:parent-style-name="Contents_20_2">
      <style:paragraph-properties>
        <style:tab-stops>
          <style:tab-stop style:position="6.9252in" style:type="right" style:leader-style="dotted" style:leader-text="."/>
        </style:tab-stops>
      </style:paragraph-properties>
    </style:style>
    <style:style style:name="P73" style:family="paragraph" style:parent-style-name="Contents_20_3">
      <style:paragraph-properties>
        <style:tab-stops>
          <style:tab-stop style:position="6.9252in" style:type="right" style:leader-style="dotted" style:leader-text="."/>
        </style:tab-stops>
      </style:paragraph-properties>
    </style:style>
    <style:style style:name="P74" style:family="paragraph" style:parent-style-name="Contents_20_4">
      <style:paragraph-properties>
        <style:tab-stops>
          <style:tab-stop style:position="6.9252in" style:type="right" style:leader-style="dotted" style:leader-text="."/>
        </style:tab-stops>
      </style:paragraph-properties>
    </style:style>
    <style:style style:name="P75" style:family="paragraph" style:parent-style-name="Heading_20_1" style:master-page-name="First_20_Page">
      <style:paragraph-properties style:page-number="auto"/>
    </style:style>
    <style:style style:name="P76" style:family="paragraph" style:parent-style-name="Heading_20_1" style:list-style-name="Numbering_20_2">
      <style:paragraph-properties fo:break-before="page"/>
    </style:style>
    <style:style style:name="P77" style:family="paragraph" style:parent-style-name="Heading_20_4">
      <style:text-properties officeooo:paragraph-rsid="0028d990"/>
    </style:style>
    <style:style style:name="P78" style:family="paragraph" style:parent-style-name="Heading_20_4">
      <style:text-properties officeooo:rsid="002ae786" officeooo:paragraph-rsid="002ae786"/>
    </style:style>
    <style:style style:name="P79" style:family="paragraph" style:parent-style-name="Heading_20_4">
      <style:text-properties officeooo:rsid="0036157f" officeooo:paragraph-rsid="0036157f"/>
    </style:style>
    <style:style style:name="P80" style:family="paragraph" style:parent-style-name="Standard" style:list-style-name="L9">
      <style:text-properties style:use-window-font-color="true" loext:opacity="0%" style:font-name="Times New Roman" fo:font-size="12pt" fo:language="en" fo:country="US" officeooo:rsid="00856419" officeooo:paragraph-rsid="00856419" style:font-name-asian="Times New Roman" style:font-size-asian="12pt" style:font-name-complex="Times New Roman" style:font-size-complex="12pt" style:language-complex="ar" style:country-complex="SA"/>
    </style:style>
    <style:style style:name="P81" style:family="paragraph" style:parent-style-name="Standard" style:list-style-name="L10">
      <style:text-properties style:use-window-font-color="true" loext:opacity="0%" style:font-name="Times New Roman" fo:font-size="12pt" fo:language="en" fo:country="US" officeooo:rsid="0086f340" officeooo:paragraph-rsid="0086f340" style:font-name-asian="Times New Roman" style:font-size-asian="12pt" style:font-name-complex="Times New Roman" style:font-size-complex="12pt" style:language-complex="ar" style:country-complex="SA"/>
    </style:style>
    <style:style style:name="P82" style:family="paragraph" style:parent-style-name="Standard" style:list-style-name="L11">
      <style:text-properties style:use-window-font-color="true" loext:opacity="0%" style:font-name="Times New Roman" fo:font-size="12pt" fo:language="en" fo:country="US" officeooo:rsid="00872b59" officeooo:paragraph-rsid="00872b59" style:font-name-asian="Times New Roman" style:font-size-asian="12pt" style:font-name-complex="Times New Roman" style:font-size-complex="12pt" style:language-complex="ar" style:country-complex="SA"/>
    </style:style>
    <style:style style:name="P83" style:family="paragraph" style:parent-style-name="Standard" style:list-style-name="L1"/>
    <style:style style:name="P84" style:family="paragraph" style:parent-style-name="Standard" style:list-style-name="L2">
      <style:text-properties officeooo:paragraph-rsid="003ace26"/>
    </style:style>
    <style:style style:name="P85" style:family="paragraph" style:parent-style-name="Standard" style:list-style-name="L3">
      <style:text-properties officeooo:rsid="0048173c" officeooo:paragraph-rsid="0048173c"/>
    </style:style>
    <style:style style:name="P86" style:family="paragraph" style:parent-style-name="Standard" style:list-style-name="L4"/>
    <style:style style:name="P87" style:family="paragraph" style:parent-style-name="Standard" style:list-style-name="L5"/>
    <style:style style:name="P88" style:family="paragraph" style:parent-style-name="Standard" style:list-style-name="L6">
      <style:text-properties officeooo:rsid="001ebd97" officeooo:paragraph-rsid="001ebd97"/>
    </style:style>
    <style:style style:name="P89" style:family="paragraph" style:parent-style-name="Standard" style:list-style-name="L11">
      <style:text-properties officeooo:rsid="00872b59" officeooo:paragraph-rsid="00872b59"/>
    </style:style>
    <style:style style:name="P90" style:family="paragraph" style:parent-style-name="Standard" style:list-style-name="L12">
      <style:text-properties officeooo:rsid="0030ba07" officeooo:paragraph-rsid="0030ba07"/>
    </style:style>
    <style:style style:name="P91" style:family="paragraph" style:parent-style-name="Text_20_body" style:list-style-name="L7">
      <style:text-properties style:use-window-font-color="true" loext:opacity="0%" style:font-name="Times New Roman" fo:font-size="12pt" fo:language="en" fo:country="US" officeooo:rsid="00abe61e" officeooo:paragraph-rsid="00abe61e" style:font-name-asian="Times New Roman" style:font-size-asian="12pt" style:font-name-complex="Times New Roman" style:font-size-complex="12pt" style:language-complex="ar" style:country-complex="SA"/>
    </style:style>
    <style:style style:name="P92" style:family="paragraph" style:parent-style-name="Text_20_body" style:list-style-name="L8">
      <style:text-properties style:use-window-font-color="true" loext:opacity="0%" style:font-name="Times New Roman" fo:font-size="12pt" fo:language="en" fo:country="US" officeooo:rsid="009693d5" officeooo:paragraph-rsid="00aab4f8" style:font-name-asian="Times New Roman" style:font-size-asian="12pt" style:font-name-complex="Times New Roman" style:font-size-complex="12pt" style:language-complex="ar" style:country-complex="SA"/>
    </style:style>
    <style:style style:name="P93" style:family="paragraph" style:parent-style-name="Text_20_body" style:list-style-name="L8">
      <style:text-properties style:use-window-font-color="true" loext:opacity="0%" style:font-name="Times New Roman" fo:font-size="12pt" fo:language="en" fo:country="US" officeooo:rsid="009693d5" officeooo:paragraph-rsid="009be6ed" style:font-name-asian="Times New Roman" style:font-size-asian="12pt" style:font-name-complex="Times New Roman" style:font-size-complex="12pt" style:language-complex="ar" style:country-complex="SA"/>
    </style:style>
    <style:style style:name="P94" style:family="paragraph" style:parent-style-name="Text_20_body" style:list-style-name="L8">
      <style:text-properties style:use-window-font-color="true" loext:opacity="0%" style:font-name="Times New Roman" fo:font-size="12pt" fo:language="en" fo:country="US" officeooo:rsid="00a95997" officeooo:paragraph-rsid="00aab4f8" style:font-name-asian="Times New Roman" style:font-size-asian="12pt" style:font-name-complex="Times New Roman" style:font-size-complex="12pt" style:language-complex="ar" style:country-complex="SA" style:font-weight-complex="bold"/>
    </style:style>
    <style:style style:name="P95" style:family="paragraph">
      <style:paragraph-properties style:writing-mode="lr-tb"/>
      <style:text-properties style:font-name="Liberation Sans" fo:font-size="1pt"/>
    </style:style>
    <style:style style:name="P96"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officeooo:rsid="003d8f11"/>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6" style:family="text">
      <style:text-properties style:use-window-font-color="true" loext:opacity="0%"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50cc8e"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5ba069"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6bbe50"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6e743a"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7501f2"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859720"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8888b9"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officeooo:rsid="008e01ab"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Times New Roman" fo:font-size="12pt" fo:language="en" fo:country="US" officeooo:rsid="00905cbd"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99ca09"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Times New Roman" fo:font-size="12pt" fo:language="en" fo:country="US" officeooo:rsid="00a2fc4f" style:font-name-asian="Times New Roman" style:font-size-asian="12pt" style:font-name-complex="Times New Roman" style:font-size-complex="12pt" style:language-complex="ar" style:country-complex="SA"/>
    </style:style>
    <style:style style:name="T22" style:family="text">
      <style:text-properties style:use-window-font-color="true" loext:opacity="0%" style:font-name="Times New Roman" fo:font-size="12pt" fo:language="en" fo:country="US" officeooo:rsid="00a4c371" style:font-name-asian="Times New Roman" style:font-size-asian="12pt" style:font-name-complex="Times New Roman" style:font-size-complex="12pt" style:language-complex="ar" style:country-complex="SA"/>
    </style:style>
    <style:style style:name="T23" style:family="text">
      <style:text-properties style:use-window-font-color="true" loext:opacity="0%" style:font-name="Times New Roman" fo:font-size="12pt" fo:language="en" fo:country="US" officeooo:rsid="00a67843" style:font-name-asian="Times New Roman" style:font-size-asian="12pt" style:font-name-complex="Times New Roman" style:font-size-complex="12pt" style:language-complex="ar" style:country-complex="SA"/>
    </style:style>
    <style:style style:name="T24" style:family="text">
      <style:text-properties officeooo:rsid="001364fd"/>
    </style:style>
    <style:style style:name="T25" style:family="text">
      <style:text-properties officeooo:rsid="00154050"/>
    </style:style>
    <style:style style:name="T26" style:family="text">
      <style:text-properties officeooo:rsid="0016e3ff"/>
    </style:style>
    <style:style style:name="T27" style:family="text">
      <style:text-properties officeooo:rsid="00351917"/>
    </style:style>
    <style:style style:name="T28" style:family="text">
      <style:text-properties officeooo:rsid="0016ca61"/>
    </style:style>
    <style:style style:name="T29" style:family="text">
      <style:text-properties officeooo:rsid="002ae786"/>
    </style:style>
    <style:style style:name="T30" style:family="text">
      <style:text-properties officeooo:rsid="0036157f"/>
    </style:style>
    <style:style style:name="T31" style:family="text">
      <style:text-properties officeooo:rsid="00345917"/>
    </style:style>
    <style:style style:name="T32" style:family="text">
      <style:text-properties fo:font-style="italic" style:text-underline-style="none" style:font-style-asian="italic" style:font-style-complex="italic"/>
    </style:style>
    <style:style style:name="T33" style:family="text">
      <style:text-properties fo:font-size="10pt" style:font-size-asian="10pt" style:font-size-complex="10pt"/>
    </style:style>
    <style:style style:name="T34" style:family="text">
      <style:text-properties fo:font-size="10pt" officeooo:rsid="0050cc8e" style:font-size-asian="10pt" style:font-size-complex="10pt"/>
    </style:style>
    <style:style style:name="T35" style:family="text">
      <style:text-properties fo:font-size="10pt" officeooo:rsid="006bbe50" style:font-size-asian="10pt" style:font-size-complex="10pt"/>
    </style:style>
    <style:style style:name="T36" style:family="text">
      <style:text-properties fo:font-size="10pt" officeooo:rsid="0098a64c" style:font-size-asian="10pt" style:font-size-complex="10pt"/>
    </style:style>
    <style:style style:name="T37" style:family="text">
      <style:text-properties fo:font-size="10pt" officeooo:rsid="0099ca09" style:font-size-asian="10pt" style:font-size-complex="10pt"/>
    </style:style>
    <style:style style:name="T38" style:family="text">
      <style:text-properties officeooo:rsid="001f444b"/>
    </style:style>
    <style:style style:name="T39" style:family="text">
      <style:text-properties officeooo:rsid="0021aa07"/>
    </style:style>
    <style:style style:name="T40" style:family="text">
      <style:text-properties officeooo:rsid="0022304b"/>
    </style:style>
    <style:style style:name="T41" style:family="text">
      <style:text-properties officeooo:rsid="0028d990"/>
    </style:style>
    <style:style style:name="T42" style:family="text">
      <style:text-properties officeooo:rsid="002c126c"/>
    </style:style>
    <style:style style:name="T43" style:family="text">
      <style:text-properties officeooo:rsid="002d9318"/>
    </style:style>
    <style:style style:name="T44" style:family="text">
      <style:text-properties officeooo:rsid="0030f51b"/>
    </style:style>
    <style:style style:name="T45" style:family="text">
      <style:text-properties officeooo:rsid="003ace26"/>
    </style:style>
    <style:style style:name="T46" style:family="text">
      <style:text-properties officeooo:rsid="003c82eb"/>
    </style:style>
    <style:style style:name="T47" style:family="text">
      <style:text-properties style:font-weight-complex="bold"/>
    </style:style>
    <style:style style:name="T48" style:family="text">
      <style:text-properties officeooo:rsid="001574eb" style:font-weight-complex="bold"/>
    </style:style>
    <style:style style:name="T49" style:family="text">
      <style:text-properties officeooo:rsid="005dd476" style:font-weight-complex="bold"/>
    </style:style>
    <style:style style:name="T50" style:family="text">
      <style:text-properties officeooo:rsid="007da084" style:font-weight-complex="bold"/>
    </style:style>
    <style:style style:name="T51" style:family="text">
      <style:text-properties officeooo:rsid="009751b4" style:font-weight-complex="bold"/>
    </style:style>
    <style:style style:name="T52" style:family="text">
      <style:text-properties officeooo:rsid="009bc43d" style:font-weight-complex="bold"/>
    </style:style>
    <style:style style:name="T53" style:family="text">
      <style:text-properties officeooo:rsid="00aab4f8" style:font-weight-complex="bold"/>
    </style:style>
    <style:style style:name="T54" style:family="text">
      <style:text-properties officeooo:rsid="00abc556" style:font-weight-complex="bold"/>
    </style:style>
    <style:style style:name="T55" style:family="text">
      <style:text-properties officeooo:rsid="00ac6a66" style:font-weight-complex="bold"/>
    </style:style>
    <style:style style:name="T56" style:family="text">
      <style:text-properties officeooo:rsid="00ae7ab1" style:font-weight-complex="bold"/>
    </style:style>
    <style:style style:name="T57" style:family="text">
      <style:text-properties officeooo:rsid="003eceeb"/>
    </style:style>
    <style:style style:name="T58" style:family="text">
      <style:text-properties officeooo:rsid="003f0262"/>
    </style:style>
    <style:style style:name="T59" style:family="text">
      <style:text-properties officeooo:rsid="004195de"/>
    </style:style>
    <style:style style:name="T60" style:family="text">
      <style:text-properties officeooo:rsid="00428ae5"/>
    </style:style>
    <style:style style:name="T61" style:family="text">
      <style:text-properties officeooo:rsid="004485ca"/>
    </style:style>
    <style:style style:name="T62" style:family="text">
      <style:text-properties officeooo:rsid="0048173c"/>
    </style:style>
    <style:style style:name="T63" style:family="text">
      <style:text-properties officeooo:rsid="004b11bd"/>
    </style:style>
    <style:style style:name="T64" style:family="text">
      <style:text-properties fo:font-variant="normal" fo:text-transform="none" style:use-window-font-color="true" loext:opacity="0%"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65" style:family="text">
      <style:text-properties fo:font-variant="normal" fo:text-transform="none" style:use-window-font-color="true" loext:opacity="0%"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66" style:family="text">
      <style:text-properties fo:font-variant="normal" fo:text-transform="none" style:use-window-font-color="true" loext:opacity="0%" style:font-name="Times New Roman" fo:font-size="12pt" fo:letter-spacing="normal" fo:language="en" fo:country="US" fo:font-style="normal" fo:font-weight="normal" officeooo:rsid="007501f2" style:font-name-asian="Times New Roman" style:font-size-asian="12pt" style:font-name-complex="Times New Roman" style:font-size-complex="12pt" style:language-complex="ar" style:country-complex="SA"/>
    </style:style>
    <style:style style:name="T67" style:family="text">
      <style:text-properties officeooo:rsid="004eb78b"/>
    </style:style>
    <style:style style:name="T68" style:family="text">
      <style:text-properties officeooo:rsid="004f33f0"/>
    </style:style>
    <style:style style:name="T69" style:family="text">
      <style:text-properties officeooo:rsid="005ba069"/>
    </style:style>
    <style:style style:name="T70" style:family="text">
      <style:text-properties officeooo:rsid="005dd476"/>
    </style:style>
    <style:style style:name="T71" style:family="text">
      <style:text-properties officeooo:rsid="005e8aa8"/>
    </style:style>
    <style:style style:name="T72" style:family="text">
      <style:text-properties officeooo:rsid="00610d0c"/>
    </style:style>
    <style:style style:name="T73" style:family="text">
      <style:text-properties officeooo:rsid="00647ba9"/>
    </style:style>
    <style:style style:name="T74" style:family="text">
      <style:text-properties officeooo:rsid="0069d37c"/>
    </style:style>
    <style:style style:name="T75" style:family="text">
      <style:text-properties officeooo:rsid="006b0883"/>
    </style:style>
    <style:style style:name="T76" style:family="text">
      <style:text-properties officeooo:rsid="006bbe50"/>
    </style:style>
    <style:style style:name="T77" style:family="text">
      <style:text-properties officeooo:rsid="006c89d8"/>
    </style:style>
    <style:style style:name="T78" style:family="text">
      <style:text-properties officeooo:rsid="00715cad"/>
    </style:style>
    <style:style style:name="T79" style:family="text">
      <style:text-properties officeooo:rsid="00726a4c"/>
    </style:style>
    <style:style style:name="T80" style:family="text">
      <style:text-properties officeooo:rsid="00743404"/>
    </style:style>
    <style:style style:name="T81" style:family="text">
      <style:text-properties officeooo:rsid="007501f2"/>
    </style:style>
    <style:style style:name="T82" style:family="text">
      <style:text-properties officeooo:rsid="0078479f"/>
    </style:style>
    <style:style style:name="T83" style:family="text">
      <style:text-properties officeooo:rsid="00796d44"/>
    </style:style>
    <style:style style:name="T84" style:family="text">
      <style:text-properties officeooo:rsid="007ad34f"/>
    </style:style>
    <style:style style:name="T85" style:family="text">
      <style:text-properties officeooo:rsid="007da084"/>
    </style:style>
    <style:style style:name="T86" style:family="text">
      <style:text-properties officeooo:rsid="00826b4c"/>
    </style:style>
    <style:style style:name="T87" style:family="text">
      <style:text-properties officeooo:rsid="008c278c"/>
    </style:style>
    <style:style style:name="T88" style:family="text">
      <style:text-properties officeooo:rsid="00915420"/>
    </style:style>
    <style:style style:name="T89" style:family="text">
      <style:text-properties officeooo:rsid="00924f54"/>
    </style:style>
    <style:style style:name="T90" style:family="text">
      <style:text-properties officeooo:rsid="00946519"/>
    </style:style>
    <style:style style:name="T91" style:family="text">
      <style:text-properties officeooo:rsid="0095cb3c"/>
    </style:style>
    <style:style style:name="T92" style:family="text">
      <style:text-properties officeooo:rsid="009693d5"/>
    </style:style>
    <style:style style:name="T93" style:family="text">
      <style:text-properties officeooo:rsid="0099ca09"/>
    </style:style>
    <style:style style:name="T94" style:family="text">
      <style:text-properties officeooo:rsid="009be6ed"/>
    </style:style>
    <style:style style:name="T95" style:family="text">
      <style:text-properties officeooo:rsid="00a201c2"/>
    </style:style>
    <style:style style:name="T96" style:family="text">
      <style:text-properties officeooo:rsid="00a2fc4f"/>
    </style:style>
    <style:style style:name="T97" style:family="text">
      <style:text-properties officeooo:rsid="00a67843"/>
    </style:style>
    <style:style style:name="T98" style:family="text">
      <style:text-properties officeooo:rsid="00a8348e"/>
    </style:style>
    <style:style style:name="T99" style:family="text">
      <style:text-properties officeooo:rsid="00aab4f8"/>
    </style:style>
    <style:style style:name="T100" style:family="text">
      <style:text-properties officeooo:rsid="00abc55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5" text:outline-level="1"><text:bookmark-start text:name="__RefHeading___Toc1593_765285946"/>Introduction (Informative)<text:bookmark-end text:name="__RefHeading___Toc1593_765285946"/></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32">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text:bookmark-start text:name="__RefHeading___Toc1595_765285946"/>Intended Use (Informative)<text:bookmark-end text:name="__RefHeading___Toc1595_765285946"/></text:h>
      <text:p text:style-name="Standard">CDI is intended to be used by a configurable, self-contained OpenLCB node to tell a Configuration Tool (CT) how to configure the node. The configuration tool will use the CDI information to help the user configure all aspects of the node's capabilities.</text:p>
      <text:p text:style-name="P41">The configurable values are expressed as <text:span text:style-name="T80">v</text:span>ariables, with each <text:span text:style-name="T80">v</text:span>ariable having a specific type, a size in bytes, a value for <text:span text:style-name="T80">its memory s</text:span>pace and <text:span text:style-name="T80">a</text:span>ddress (to locate the <text:span text:style-name="T82">v</text:span>ariable), and <text:span text:style-name="T80">n</text:span>ame and <text:span text:style-name="T80">d</text:span>escription as user-readable strings so that users understand the <text:span text:style-name="T45">use of the </text:span>particular setting.</text:p>
      <text:p text:style-name="P41">Variables can be grouped together, groups can be repeated (for example if a <text:span text:style-name="T80">n</text:span>ode has multiple outputs) and nested to express complex configuration setups with concise description.</text:p>
      <text:h text:style-name="Heading_20_1" text:outline-level="1"><text:bookmark-start text:name="__RefHeading___Toc1597_765285946"/>References and Context (Informative)<text:bookmark-end text:name="__RefHeading___Toc1597_765285946"/></text:h>
      <text:p text:style-name="Standard">For more information on format and presentation, see: </text:p>
      <text:list text:style-name="L1">
        <text:list-item>
          <text:p text:style-name="P83">OpenLCB Common Information Technical Note</text:p>
        </text:list-item>
      </text:list>
      <text:p text:style-name="Standard">For information on OpenLCB message transport and OpenLCB communications, see:</text:p>
      <text:list text:style-name="L2">
        <text:list-item>
          <text:p text:style-name="P84">OpenLCB Message Network Standard</text:p>
        </text:list-item>
      </text:list>
      <text:p text:style-name="P55">For information on how to fetch the CDI information from a node, and how to read and write the configuration information, see:</text:p>
      <text:list text:style-name="L3">
        <text:list-item>
          <text:p text:style-name="P85">OpenLCB Memory Configuration Protocol Standard</text:p>
        </text:list-item>
      </text:list>
      <text:p text:style-name="Standard">For information on XML encoding and XML Schema, see:</text:p>
      <text:list text:style-name="L4">
        <text:list-item>
          <text:p text:style-name="P86"><text:soft-page-break/>World Wide Web Consortium (W3C) “Extensible Markup Language (XML)”<text:note text:id="ftn1" text:note-class="footnote"><text:note-citation>1</text:note-citation><text:note-body><text:p text:style-name="Endnote">http://www.w3.org/XML/</text:p></text:note-body></text:note></text:p>
        </text:list-item>
        <text:list-item>
          <text:p text:style-name="P86">World Wide Web Consortium (W3C) “XML Schema”<text:note text:id="ftn2" text:note-class="footnote"><text:note-citation>2</text:note-citation><text:note-body><text:p text:style-name="Endnote">http://www.w3.org/XML/Schema</text:p></text:note-body></text:note></text:p>
        </text:list-item>
      </text:list>
      <text:h text:style-name="Heading_20_1" text:outline-level="1"><text:bookmark-start text:name="__RefHeading___Toc1599_765285946"/>Content (<text:span text:style-name="T44">N</text:span>ormative)<text:bookmark-end text:name="__RefHeading___Toc1599_765285946"/></text:h>
      <text:p text:style-name="Standard">The configuration description information <text:span text:style-name="T4">for a</text:span> node is invariant while the node has any OpenLCB connections in the Initialized state. </text:p>
      <text:p text:style-name="Standard">The CDI has three parts:</text:p>
      <text:list text:style-name="L5">
        <text:list-item>
          <text:p text:style-name="P87">Identification: Provides specific information about <text:span text:style-name="T4">the</text:span> type of the node.</text:p>
        </text:list-item>
        <text:list-item>
          <text:p text:style-name="P87">ACDI: Indicates that certain configuration information in the node has a standard<text:span text:style-name="T45">ized simplified</text:span> format.</text:p>
        </text:list-item>
        <text:list-item>
          <text:p text:style-name="P87">Segments: The configuration information in the node is organized in zero or more segments, each of which contains zero or more configurable <text:span text:style-name="T81">v</text:span>ariables. <text:s/>A <text:span text:style-name="T81">v</text:span>ariable is the basic unit of configuration. The segment definition specifies the organization of each segment. A segment consists of zero or more bytes with<text:span text:style-name="T45">in</text:span> a linear address space. </text:p>
        </text:list-item>
      </text:list>
      <text:h text:style-name="Heading_20_1" text:outline-level="1"><text:bookmark-start text:name="__RefHeading___Toc1601_765285946"/>Format (<text:span text:style-name="T62">N</text:span>ormative)<text:bookmark-end text:name="__RefHeading___Toc1601_765285946"/></text:h>
      <text:p text:style-name="Standard">The CDI is provided as a zero-terminated string of bytes. The bytes encode UTF-8 characters. There is no byte-order mark (BOM) at <text:span text:style-name="T4">the</text:span> start of the string. Lines in the string are delimited with 0x<text:span text:style-name="T69">0</text:span><text:span text:style-name="T12">A</text:span>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4">this Standard specifies version </text:span><text:span text:style-name="T14">1.</text:span><text:span text:style-name="T20">4</text:span><text:span text:style-name="T4"> of the schema. <text:s/>That version of the schema is defined at </text:span><text:a xlink:type="simple" xlink:href="http://openlcb.org/schema/1/1/cdi.xsd" text:style-name="Internet_20_link" text:visited-style-name="Visited_20_Internet_20_Link">http<text:span text:style-name="T93">s</text:span>://openlcb.org/schema/<text:span text:style-name="T11">cdi/</text:span><text:span text:style-name="T4">1/</text:span></text:a><text:span text:style-name="T20">4</text:span><text:a xlink:type="simple" xlink:href="http://openlcb.org/schema/1/1/cdi.xsd" text:style-name="Internet_20_link" text:visited-style-name="Visited_20_Internet_20_Link"><text:span text:style-name="T4">/cdi.xs</text:span><text:span text:style-name="T68">d</text:span></text:a><text:span text:style-name="T4"> and in Appendix A of this document. </text:span><text:span text:style-name="T5">The CDI content shall pass validation against </text:span><text:span text:style-name="T9">its</text:span><text:span text:style-name="T5"> </text:span><text:span text:style-name="T9">referenced</text:span><text:span text:style-name="T5"> schema. Nodes are not required to </text:span><text:span text:style-name="T7">do the validation</text:span><text:span text:style-name="T5">.</text:span></text:p>
      <text:p text:style-name="P8">The version number of an OpenLCB CDI schema contains two numbers: The major version first, and the minor version second. <text:s/></text:p>
      <text:p text:style-name="Standard">The first line of the CDI is:</text:p>
      <text:p text:style-name="P44"><text:span text:style-name="Teletype"><text:span text:style-name="T33">&lt;?xml version="1.0"?&gt;</text:span></text:span></text:p>
      <text:p text:style-name="Standard">to define the XML version of <text:span text:style-name="T4">the</text:span> content.</text:p>
      <text:p text:style-name="Standard">The root element of the CDI XML is:</text:p>
      <text:p text:style-name="Standard"><text:span text:style-name="Teletype"><text:span text:style-name="T33">&lt;cdi xmlns:xsi="http://www.w3.org/2001/XMLSchema-instance" <text:tab/>xsi:noNamespaceSchemaLocation="</text:span></text:span><text:a xlink:type="simple" xlink:href="http://openlcb.org/schema/cdi/1/1/cdi.xsd" text:style-name="Internet_20_link" text:visited-style-name="Visited_20_Internet_20_Link"><text:span text:style-name="Teletype"><text:span text:style-name="T33">http</text:span></text:span><text:span text:style-name="Teletype"><text:span text:style-name="T37">s</text:span></text:span><text:span text:style-name="Teletype"><text:span text:style-name="T33">://openlcb.org/schema/</text:span></text:span><text:span text:style-name="Teletype"><text:span text:style-name="T34">cdi/</text:span></text:span><text:span text:style-name="Teletype"><text:span text:style-name="T33">1/</text:span></text:span></text:a><text:span text:style-name="T36">4</text:span><text:a xlink:type="simple" xlink:href="http://openlcb.org/schema/cdi/1/1/cdi.xsd" text:style-name="Internet_20_link" text:visited-style-name="Visited_20_Internet_20_Link"><text:span text:style-name="Teletype"><text:span text:style-name="T33">/cdi.xsd</text:span></text:span></text:a><text:span text:style-name="Teletype"><text:span text:style-name="T33">"&gt;</text:span></text:span></text:p>
      <text:p text:style-name="P51">to define the OpenLCB CDI version of the content.</text:p>
      <text:p text:style-name="P50"><text:soft-page-break/>The schema contents are normative.</text:p>
      <text:p text:style-name="P8">Numerical values in attributes and element text shall be specified as decimal numbers. <text:span text:style-name="T3">OpenLCB nodes are not required to parse any other numeric format.</text:span></text:p>
      <text:h text:style-name="Heading_20_2" text:outline-level="2"><text:bookmark-start text:name="__RefHeading___Toc1603_765285946"/>XML Elements<text:bookmark-end text:name="__RefHeading___Toc1603_765285946"/></text:h>
      <text:h text:style-name="Heading_20_3" text:outline-level="3"><text:bookmark-start text:name="__RefHeading___Toc1605_765285946"/>&lt;identification&gt; Element<text:bookmark-end text:name="__RefHeading___Toc1605_765285946"/></text:h>
      <text:p text:style-name="P68">The &lt;identification&gt; element, if <text:span text:style-name="T46">present</text:span>, specifies manufacturer-provided identification information about the node. This information is not user-editable. <text:span text:style-name="T24">If this element is provided and the node also supports the OpenLCB Simple Node Information Protocol (SNIP), the contents of the SNIP Reply shall match the respective tags in the &lt;identification&gt; </text:span><text:span text:style-name="T8">element</text:span><text:span text:style-name="T24">. </text:span><text:span text:style-name="T95">An optional &lt;link&gt; </text:span><text:span text:style-name="T98">sub-</text:span><text:span text:style-name="T95">element can provide an optional <text:s/>hyperlink to additional information. <text:s/>An optional &lt;map&gt; </text:span><text:span text:style-name="T98">sub-</text:span><text:span text:style-name="T95">element can provide one or more key-value pairs to be optionally displayed.</text:span></text:p>
      <text:p text:style-name="P68"><text:span text:style-name="T24">If this </text:span><text:span text:style-name="T8">element</text:span><text:span text:style-name="T24"> is provided, and the node also provides the &lt;acdi&gt; </text:span><text:span text:style-name="T8">element</text:span><text:span text:style-name="T24">, the contents provided by the ACDI spaces shall match the respective tags in the &lt;identification&gt; </text:span><text:span text:style-name="T8">element</text:span><text:span text:style-name="T24">.</text:span></text:p>
      <text:h text:style-name="Heading_20_3" text:outline-level="3"><text:bookmark-start text:name="__RefHeading___Toc1607_765285946"/>&lt;acdi&gt; Element<text:bookmark-end text:name="__RefHeading___Toc1607_765285946"/></text:h>
      <text:p text:style-name="P32">The &lt;acdi&gt; <text:span text:style-name="T4">element</text:span>, if specified without the attribute `fixed', <text:span text:style-name="T57">or </text:span>with the attribute `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34">Space</text:p>
          </table:table-cell>
          <table:table-cell table:style-name="Table2.A1" office:value-type="string">
            <text:p text:style-name="P42">Address</text:p>
          </table:table-cell>
          <table:table-cell table:style-name="Table2.A1" office:value-type="string">
            <text:p text:style-name="P34">Size (bytes)</text:p>
          </table:table-cell>
          <table:table-cell table:style-name="Table2.A1" office:value-type="string">
            <text:p text:style-name="P34">Type</text:p>
          </table:table-cell>
          <table:table-cell table:style-name="Table2.E1" office:value-type="string">
            <text:p text:style-name="P34">Description</text:p>
          </table:table-cell>
        </table:table-row>
        <table:table-row>
          <table:table-cell table:style-name="Table2.A2" office:value-type="string">
            <text:p text:style-name="P33">252</text:p>
          </table:table-cell>
          <table:table-cell table:style-name="Table2.A2" office:value-type="string">
            <text:p text:style-name="P33">0</text:p>
          </table:table-cell>
          <table:table-cell table:style-name="Table2.A2" office:value-type="string">
            <text:p text:style-name="P33">1</text:p>
          </table:table-cell>
          <table:table-cell table:style-name="Table2.A2" office:value-type="string">
            <text:p text:style-name="P33">int</text:p>
          </table:table-cell>
          <table:table-cell table:style-name="Table2.E2" office:value-type="string">
            <text:p text:style-name="P33">Version</text:p>
          </table:table-cell>
        </table:table-row>
        <table:table-row>
          <table:table-cell table:style-name="Table2.A2" office:value-type="string">
            <text:p text:style-name="P33">252</text:p>
          </table:table-cell>
          <table:table-cell table:style-name="Table2.A2" office:value-type="string">
            <text:p text:style-name="P33">1</text:p>
          </table:table-cell>
          <table:table-cell table:style-name="Table2.A2" office:value-type="string">
            <text:p text:style-name="P33">41</text:p>
          </table:table-cell>
          <table:table-cell table:style-name="Table2.A2" office:value-type="string">
            <text:p text:style-name="P33">string</text:p>
          </table:table-cell>
          <table:table-cell table:style-name="Table2.E2" office:value-type="string">
            <text:p text:style-name="P33">Manufacturer</text:p>
          </table:table-cell>
        </table:table-row>
        <table:table-row>
          <table:table-cell table:style-name="Table2.A2" office:value-type="string">
            <text:p text:style-name="P33">252</text:p>
          </table:table-cell>
          <table:table-cell table:style-name="Table2.A2" office:value-type="string">
            <text:p text:style-name="P33">42</text:p>
          </table:table-cell>
          <table:table-cell table:style-name="Table2.A2" office:value-type="string">
            <text:p text:style-name="P33">41</text:p>
          </table:table-cell>
          <table:table-cell table:style-name="Table2.A2" office:value-type="string">
            <text:p text:style-name="P33">string</text:p>
          </table:table-cell>
          <table:table-cell table:style-name="Table2.E2" office:value-type="string">
            <text:p text:style-name="P33">Model</text:p>
          </table:table-cell>
        </table:table-row>
        <table:table-row>
          <table:table-cell table:style-name="Table2.A2" office:value-type="string">
            <text:p text:style-name="P33">252</text:p>
          </table:table-cell>
          <table:table-cell table:style-name="Table2.A2" office:value-type="string">
            <text:p text:style-name="P33">83</text:p>
          </table:table-cell>
          <table:table-cell table:style-name="Table2.A2" office:value-type="string">
            <text:p text:style-name="P33">21</text:p>
          </table:table-cell>
          <table:table-cell table:style-name="Table2.A2" office:value-type="string">
            <text:p text:style-name="P33">string</text:p>
          </table:table-cell>
          <table:table-cell table:style-name="Table2.E2" office:value-type="string">
            <text:p text:style-name="P33">Hardware version</text:p>
          </table:table-cell>
        </table:table-row>
        <table:table-row>
          <table:table-cell table:style-name="Table2.A2" office:value-type="string">
            <text:p text:style-name="P33">252</text:p>
          </table:table-cell>
          <table:table-cell table:style-name="Table2.A2" office:value-type="string">
            <text:p text:style-name="P33">104</text:p>
          </table:table-cell>
          <table:table-cell table:style-name="Table2.A2" office:value-type="string">
            <text:p text:style-name="P33">21</text:p>
          </table:table-cell>
          <table:table-cell table:style-name="Table2.A2" office:value-type="string">
            <text:p text:style-name="P33">string</text:p>
          </table:table-cell>
          <table:table-cell table:style-name="Table2.E2" office:value-type="string">
            <text:p text:style-name="P33">Software version</text:p>
          </table:table-cell>
        </table:table-row>
      </table:table>
      <text:p text:style-name="P32">The value at the <text:span text:style-name="T81">v</text:span>ersion variable shall be the same as the value of the attribute `fixed'.</text:p>
      <text:p text:style-name="P32">The &lt;acdi&gt; <text:span text:style-name="T4">element</text:span>, if specified without the attribute `var', <text:span text:style-name="T57">or </text:span>with the attribute `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34">Space</text:p>
          </table:table-cell>
          <table:table-cell table:style-name="Table3.A1" office:value-type="string">
            <text:p text:style-name="P42">Address</text:p>
          </table:table-cell>
          <table:table-cell table:style-name="Table3.A1" office:value-type="string">
            <text:p text:style-name="P34">Size (bytes)</text:p>
          </table:table-cell>
          <table:table-cell table:style-name="Table3.A1" office:value-type="string">
            <text:p text:style-name="P34">Type</text:p>
          </table:table-cell>
          <table:table-cell table:style-name="Table3.E1" office:value-type="string">
            <text:p text:style-name="P34">Description</text:p>
          </table:table-cell>
        </table:table-row>
        <table:table-row>
          <table:table-cell table:style-name="Table3.A2" office:value-type="string">
            <text:p text:style-name="P33">251</text:p>
          </table:table-cell>
          <table:table-cell table:style-name="Table3.A2" office:value-type="string">
            <text:p text:style-name="P33">0</text:p>
          </table:table-cell>
          <table:table-cell table:style-name="Table3.A2" office:value-type="string">
            <text:p text:style-name="P33">1</text:p>
          </table:table-cell>
          <table:table-cell table:style-name="Table3.A2" office:value-type="string">
            <text:p text:style-name="P33">int</text:p>
          </table:table-cell>
          <table:table-cell table:style-name="Table3.E2" office:value-type="string">
            <text:p text:style-name="P33">Version</text:p>
          </table:table-cell>
        </table:table-row>
        <table:table-row>
          <table:table-cell table:style-name="Table3.A2" office:value-type="string">
            <text:p text:style-name="P33">251</text:p>
          </table:table-cell>
          <table:table-cell table:style-name="Table3.A2" office:value-type="string">
            <text:p text:style-name="P33">1</text:p>
          </table:table-cell>
          <table:table-cell table:style-name="Table3.A2" office:value-type="string">
            <text:p text:style-name="P33">63</text:p>
          </table:table-cell>
          <table:table-cell table:style-name="Table3.A2" office:value-type="string">
            <text:p text:style-name="P33">string</text:p>
          </table:table-cell>
          <table:table-cell table:style-name="Table3.E2" office:value-type="string">
            <text:p text:style-name="P33">User-supplied name</text:p>
          </table:table-cell>
        </table:table-row>
        <table:table-row>
          <table:table-cell table:style-name="Table3.A2" office:value-type="string">
            <text:p text:style-name="P33">251</text:p>
          </table:table-cell>
          <table:table-cell table:style-name="Table3.A2" office:value-type="string">
            <text:p text:style-name="P33">64</text:p>
          </table:table-cell>
          <table:table-cell table:style-name="Table3.A2" office:value-type="string">
            <text:p text:style-name="P33">64</text:p>
          </table:table-cell>
          <table:table-cell table:style-name="Table3.A2" office:value-type="string">
            <text:p text:style-name="P33">string</text:p>
          </table:table-cell>
          <table:table-cell table:style-name="Table3.E2" office:value-type="string">
            <text:p text:style-name="P33">User-supplied description</text:p>
          </table:table-cell>
        </table:table-row>
      </table:table>
      <text:p text:style-name="P35">The value at the <text:span text:style-name="T81">v</text:span>ersion variable shall be the same as the value of the attribute `var'.</text:p>
      <text:p text:style-name="P35">The &lt;acdi&gt; <text:span text:style-name="T4">element</text:span> shall be specified if and only if the Protocol Support Reply message carries the `ACDI' bit set. See the OpenLCB Message Network Standard for the Protocol Support Reply message.</text:p>
      <text:p text:style-name="P35">If the &lt;acdi&gt; <text:span text:style-name="T4">element</text:span> is specified, and the <text:span text:style-name="T81">n</text:span>ode also supports the OpenLCB Simple Node Information Protocol (SNIP), then the information provided by the SNIP Reply <text:span text:style-name="T24">shall match the respective </text:span>values provided in the ACDI space.</text:p>
      <text:p text:style-name="P43"><text:soft-page-break/>A node may, but is not required to, express the same configuration options as specific segment<text:span text:style-name="T28">s and </text:span><text:span text:style-name="T81">d</text:span><text:span text:style-name="T28">ata </text:span><text:span text:style-name="T81">e</text:span><text:span text:style-name="T28">lements therein.</text:span></text:p>
      <text:h text:style-name="Heading_20_3" text:outline-level="3"><text:bookmark-start text:name="__RefHeading___Toc1609_765285946"/>&lt;segment&gt; Element<text:bookmark-end text:name="__RefHeading___Toc1609_765285946"/></text:h>
      <text:p text:style-name="Standard">A &lt;segment&gt; element defines the value of <text:span text:style-name="T81">the memory s</text:span>pace <text:span text:style-name="T25">in the attribute `space', </text:span>which shall apply to all <text:span text:style-name="T81">d</text:span><text:span text:style-name="T25">ata </text:span><text:span text:style-name="T81">e</text:span><text:span text:style-name="T25">lements within, and the value of `origin', which shall be considered as the </text:span><text:span text:style-name="T81">a</text:span><text:span text:style-name="T25">ddress of a </text:span><text:span text:style-name="T81">d</text:span><text:span text:style-name="T25">ata </text:span><text:span text:style-name="T81">e</text:span><text:span text:style-name="T25">lement of size 0 (zero) at the beginning of the &lt;segment&gt;</text:span><text:span text:style-name="T25"><text:note text:id="ftn3" text:note-class="footnote"><text:note-citation>3</text:note-citation><text:note-body><text:p text:style-name="P57">This is required to make “previous <text:span text:style-name="T67">e</text:span>lement” a<text:span text:style-name="T40">n unambiguous</text:span> reference for the first <text:span text:style-name="T67">e</text:span>lement in the contained sequence.</text:p></text:note-body></text:note></text:span><text:span text:style-name="T25">.</text:span></text:p>
      <text:p text:style-name="P37">A <text:span text:style-name="T81">c</text:span>onfiguration <text:span text:style-name="T81">t</text:span>ool may, but i<text:span text:style-name="T38">s</text:span> not required to, perform visual separation of the contents of different segments by appropriate UI elements, such as tabs, <text:span text:style-name="T38">boxes</text:span> or horizontal bars.</text:p>
      <text:p text:style-name="P39">A &lt;segment&gt; element shall contain an optional user-readable name and <text:span text:style-name="T63">optional </text:span>description tags, and a sequence of zero or more <text:span text:style-name="T81">d</text:span>ata <text:span text:style-name="T81">e</text:span>lements. <text:span text:style-name="T79">The user-readable name and description are intended as hints for optional UI display by configuration tools. </text:span><text:span text:style-name="T95">An optional &lt;link&gt; </text:span><text:span text:style-name="T98">sub-</text:span><text:span text:style-name="T95">element can provide an optional <text:s/>hyperlink to additional information.</text:span></text:p>
      <text:h text:style-name="Heading_20_3" text:outline-level="3"><text:bookmark-start text:name="__RefHeading___Toc1611_765285946"/>Data Elements<text:bookmark-end text:name="__RefHeading___Toc1611_765285946"/></text:h>
      <text:p text:style-name="P36">The following <text:span text:style-name="T4">element</text:span>s are considered <text:span text:style-name="T81">d</text:span>ata <text:span text:style-name="T81">e</text:span>lements: &lt;group&gt;, &lt;int&gt;, &lt;string&gt;, &lt;eventid&gt;, &lt;<text:span text:style-name="T70">float&gt;</text:span>.</text:p>
      <text:p text:style-name="P56"><text:span text:style-name="T64">The value of the address within the segment is accumulated during a depth-first traversal of the contents of the segment definition element.  </text:span><text:span text:style-name="T66">The a</text:span><text:span text:style-name="T65">ddress is initialized with the value of the attribute `origin' on the &lt;segment&gt; element. <text:s/></text:span><text:span text:style-name="T64">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span text:style-name="T4">T</text:span>his is formalized as follows.</text:p>
      <text:p text:style-name="P38">For each <text:span text:style-name="T81">d</text:span>ata <text:span text:style-name="T81">e</text:span>lement the following values are defined:</text:p>
      <text:list text:style-name="L6">
        <text:list-item>
          <text:p text:style-name="P88">Space, <text:span text:style-name="T58">which is defined by the enclosing &lt;segment&gt; element.</text:span></text:p>
        </text:list-item>
        <text:list-item>
          <text:p text:style-name="P88">Address, <text:span text:style-name="T58">which is defined as the </text:span><text:span text:style-name="T81">e</text:span><text:span text:style-name="T58">nd </text:span><text:span text:style-name="T81">a</text:span><text:span text:style-name="T58">ddress of the previous </text:span><text:span text:style-name="T81">d</text:span><text:span text:style-name="T58">ata </text:span><text:span text:style-name="T81">e</text:span><text:span text:style-name="T58">lement plus the value of the attribute `offset' on the </text:span><text:span text:style-name="T81">d</text:span><text:span text:style-name="T58">ata </text:span><text:span text:style-name="T81">e</text:span><text:span text:style-name="T58">lement.</text:span></text:p>
        </text:list-item>
        <text:list-item>
          <text:p text:style-name="P88">Size <text:span text:style-name="T27">(in bytes)</text:span></text:p>
        </text:list-item>
        <text:list-item>
          <text:p text:style-name="P88">End <text:span text:style-name="T81">a</text:span>ddress, which <text:span text:style-name="T58">is defined as</text:span> <text:span text:style-name="T81">a</text:span>ddress + <text:span text:style-name="T81">s</text:span>ize, <text:span text:style-name="T59">unless otherwise specified.</text:span></text:p>
        </text:list-item>
      </text:list>
      <text:p text:style-name="P25">The <text:span text:style-name="T79">data </text:span>element’s &lt;name&gt; <text:span text:style-name="T78">and </text:span>&lt;description&gt; <text:span text:style-name="T78">elements </text:span>and <text:span text:style-name="T78">the &lt;group&gt; element’s</text:span> &lt;repname&gt; <text:span text:style-name="T75">element</text:span> are intended as hints for optional <text:span text:style-name="T74">UI </text:span>display by configuration tools. <text:s/></text:p>
      <text:h text:style-name="Heading_20_4" text:outline-level="4"><text:bookmark-start text:name="__RefHeading___Toc1613_765285946"/>&lt;group&gt; Element<text:bookmark-end text:name="__RefHeading___Toc1613_765285946"/></text:h>
      <text:p text:style-name="P40">The &lt;group&gt; <text:span text:style-name="T4">element</text:span> allows logical grouping of <text:span text:style-name="T81">v</text:span><text:span text:style-name="T39">ariables</text:span>, providing common documentation for them, and making multiple copies of the contained <text:span text:style-name="T81">v</text:span>ariables. <text:span text:style-name="T26">CDI implementors may, but are not required to, use this feature to express configuration of repeated hardware or software components (such as multiple input ports, output ports etc).</text:span></text:p>
      <text:p text:style-name="P70"><text:soft-page-break/><text:span text:style-name="T6">A &lt;group&gt; element shall contain an optional user-readable name, </text:span><text:span text:style-name="T10">optional </text:span><text:span text:style-name="T6">description, </text:span><text:span text:style-name="T21">optional link information, </text:span><text:span text:style-name="T22">optional display hints, </text:span><text:span text:style-name="T23">optional replication-name information,</text:span><text:span text:style-name="T6"> and a sequence of zero or more </text:span><text:span text:style-name="T15">d</text:span><text:span text:style-name="T6">ata </text:span><text:span text:style-name="T15">e</text:span><text:span text:style-name="T6">lements. This sequence is considered to contain a </text:span><text:span text:style-name="T15">d</text:span><text:span text:style-name="T6">ata </text:span><text:span text:style-name="T15">e</text:span><text:span text:style-name="T6">lement of size 0 (zero) before the specified </text:span><text:span text:style-name="T15">d</text:span><text:span text:style-name="T6">ata </text:span><text:span text:style-name="T15">e</text:span><text:span text:style-name="T6">lements</text:span><text:span text:style-name="Footnote_20_anchor"><text:span text:style-name="T6"><text:note-ref text:note-class="footnote" text:reference-format="text" text:ref-name="ftn3">3</text:note-ref></text:span></text:span><text:span text:style-name="T6">.</text:span></text:p>
      <text:p text:style-name="P17">If the `replication' attribute is present with the value of N, then the group shall be considered as if the entire sequence of <text:span text:style-name="T81">d</text:span>ata <text:span text:style-name="T81">e</text:span>lements were repeated N times.</text:p>
      <text:p text:style-name="P69"><text:span text:style-name="T97">The </text:span><text:span text:style-name="T95">optional &lt;link&gt; </text:span><text:span text:style-name="T97">sub-</text:span><text:span text:style-name="T95">element can provide an optional <text:s/>hyperlink to additional information.</text:span></text:p>
      <text:p text:style-name="P31">The optional &lt;hints&gt; sub-element provides hints to a <text:span text:style-name="T94">configuration tool</text:span> on how it might best display the integer variable. <text:s/>No specific behavior is required by the presence of this element. Available sub-elements for the &lt;hints&gt; element are &lt;<text:span text:style-name="T100">visibility</text:span>&gt; <text:span text:style-name="T47">and &lt;</text:span><text:span text:style-name="T54">readOnly</text:span><text:span text:style-name="T47">&gt;.</text:span></text:p>
      <text:list text:style-name="L7">
        <text:list-item>
          <text:p text:style-name="P91">&lt;visibility&gt; has attributes <text:span text:style-name="T47">“hideable” and “hidden” that recommend whether the group be displayed in a form that the user can hide, and recommend whether </text:span><text:span text:style-name="T55">a hideable</text:span><text:span text:style-name="T47"> group is initially displayed as hidden.</text:span></text:p>
        </text:list-item>
        <text:list-item>
          <text:p text:style-name="P91">&lt;readOnly&gt;, if present, recommends that the contents of the group be considered to be read-only values which cannot be written.</text:p>
        </text:list-item>
      </text:list>
      <text:p text:style-name="P19">The <text:span text:style-name="T81">e</text:span>nd <text:span text:style-name="T81">a</text:span>ddress of a &lt;group&gt; element is <text:span text:style-name="T28">defined as the </text:span><text:span text:style-name="T81">e</text:span><text:span text:style-name="T28">nd </text:span><text:span text:style-name="T81">a</text:span><text:span text:style-name="T28">ddress of the last </text:span><text:span text:style-name="T81">d</text:span><text:span text:style-name="T28">ata </text:span><text:span text:style-name="T81">e</text:span><text:span text:style-name="T28">lement in the contained sequence (after replication). The </text:span><text:span text:style-name="T81">s</text:span><text:span text:style-name="T28">ize of a &lt;group&gt; element is defined as the </text:span><text:span text:style-name="T81">e</text:span><text:span text:style-name="T28">nd </text:span><text:span text:style-name="T81">a</text:span><text:span text:style-name="T28">ddress minus the </text:span><text:span text:style-name="T81">a</text:span><text:span text:style-name="T28">ddress of the &lt;group&gt; element.</text:span></text:p>
      <text:p text:style-name="P24">Configuration Tools shall not render a <text:span text:style-name="T61">&lt;</text:span>group<text:span text:style-name="T61">&gt; element</text:span> with no child elements<text:note text:id="ftn4" text:note-class="footnote"><text:note-citation>4</text:note-citation><text:note-body><text:p text:style-name="P58">No name, <text:span text:style-name="T61">no </text:span>description, <text:span text:style-name="T96">no link</text:span> and no Data Elements contained.</text:p></text:note-body></text:note> on their UI.</text:p>
      <text:h text:style-name="P77" text:outline-level="4"><text:bookmark-start text:name="__RefHeading___Toc1615_765285946"/>&lt;<text:span text:style-name="T41">int</text:span>&gt; Element<text:bookmark-end text:name="__RefHeading___Toc1615_765285946"/></text:h>
      <text:p text:style-name="P9">The &lt;int&gt; <text:span text:style-name="T47">element</text:span> defines a <text:span text:style-name="T81">v</text:span>ariable of <text:span text:style-name="T60">integer</text:span> value.</text:p>
      <text:p text:style-name="P9">The <text:span text:style-name="T81">s</text:span>ize of the &lt;int&gt; <text:span text:style-name="T47">element</text:span> is defined as the value of the `size' attribute in byte<text:span text:style-name="T42">s. </text:span><text:span text:style-name="T84">Valid values are 1, 2, 4 and 8 bytes.</text:span></text:p>
      <text:p text:style-name="P14"><text:span text:style-name="T85">The integer value shall be stored as an unsigned integer unless a &lt;min&gt; sub-element with a value less that zero is present, in which case the integer value shall be stored as a signed integer. </text:span>The integer value shall be written to the bytes pointed to in big-endian byte order. All bytes shall be written. </text:p>
      <text:p text:style-name="P14">Values <text:span text:style-name="T61">smaller than </text:span>defined by the &lt;min&gt; <text:span text:style-name="T61">or larger than defined by the </text:span>&lt;max&gt; sub-element, if present, are invalid and shall not be written. <text:span text:style-name="T85">The default value of the &lt;min&gt; sub-element is zero, and </text:span><text:span text:style-name="T50">the</text:span><text:span text:style-name="T85"> default value of the &lt;max&gt; sub-element </text:span><text:span text:style-name="T50">is the largest possible value for the given size.</text:span></text:p>
      <text:p text:style-name="P14">If the &lt;map&gt; enumeration <text:span text:style-name="T92">sub-element </text:span>is present, then values not present in the list of &lt;property&gt; entries of <text:span text:style-name="T43">the </text:span>enumeration are invalid and shall not be written.</text:p>
      <text:p text:style-name="P30">The optional &lt;hints&gt; sub-element provides hints to a <text:span text:style-name="T94">configuration tool</text:span> on how it might best display the integer variable. <text:s/>No specific behavior is required by the presence of this element. Available sub-elements for the &lt;hints&gt; element are &lt;slider&gt;, <text:span text:style-name="T47">&lt;radiobutton&gt; and &lt;checkbox&gt;.</text:span></text:p>
      <text:list text:style-name="L8">
        <text:list-item>
          <text:p text:style-name="P92"><text:soft-page-break/>&lt;slider&gt; hints that the <text:span text:style-name="T94">configuration tool</text:span> should present the variable value as a slider between the min and max values. <text:s/></text:p>
          <text:list>
            <text:list-item>
              <text:p text:style-name="P92">The optional <text:span text:style-name="T47">“</text:span><text:span text:style-name="T52">tickSpacing</text:span><text:span text:style-name="T47">” attribute recommends a value for the spacing between tick marks on the slider. <text:s/></text:span><text:span text:style-name="T56">A value of 0 (the default) recommends that no ticks be shown.</text:span></text:p>
            </text:list-item>
            <text:list-item>
              <text:p text:style-name="P92"><text:span text:style-name="T51">The option</text:span><text:span text:style-name="T52">al</text:span><text:span text:style-name="T51"> “immediate” attribute recommends that the slider value be written to the node’s configuration memory immediately when the slider value is changed, without waiting for a “Write” button to be pressed. </text:span></text:p>
            </text:list-item>
            <text:list-item>
              <text:p text:style-name="P94">The optional “showValue” attribute recommends that the Configuration Tool show the decimal slider value somewhere near the slider on the display.</text:p>
            </text:list-item>
          </text:list>
        </text:list-item>
        <text:list-item>
          <text:p text:style-name="P93">&lt;radiobutton&gt; hints that <text:span text:style-name="T47">the</text:span> <text:span text:style-name="T94">configuration tool</text:span> should present the variable value as a set of radio buttons corresponding to the &lt;property&gt; elements in <text:span text:style-name="T47">the</text:span> associated &lt;map&gt; element. The &lt;map&gt; element must be present.</text:p>
        </text:list-item>
        <text:list-item>
          <text:p text:style-name="P93">&lt;checkbox&gt; hints that the <text:span text:style-name="T94">configuration tool</text:span> should present the variable value as a checkbox. The unchecked value corresponds to the first &lt;property&gt; element in the associated &lt;map&gt; element. <text:s/>The checked value corresponds to the second &lt;property&gt; element in the associated &lt;map&gt; element. The &lt;map&gt; element must be present. <text:span text:style-name="T53">I</text:span><text:span text:style-name="T99">t is an error if there are not exactly two map entries present.</text:span></text:p>
        </text:list-item>
      </text:list>
      <text:h text:style-name="P78" text:outline-level="4"><text:bookmark-start text:name="__RefHeading___Toc1617_765285946"/>&lt;string&gt; Element<text:bookmark-end text:name="__RefHeading___Toc1617_765285946"/></text:h>
      <text:p text:style-name="P20">The &lt;string&gt; <text:span text:style-name="T47">element</text:span> defines a variable holding a UTF-8 string that is user-readable.</text:p>
      <text:p text:style-name="P10">The <text:span text:style-name="T81">s</text:span>ize of the &lt;<text:span text:style-name="T29">string</text:span>&gt; <text:span text:style-name="T47">element</text:span> is defined as the value of the `size' attribute in byt<text:span text:style-name="T29">es.</text:span></text:p>
      <text:p text:style-name="P22">The string value shall be written to the bytes pointed to, starting at the <text:span text:style-name="T81">a</text:span>ddress of the &lt;string&gt; <text:span text:style-name="T47">element, </text:span><text:span text:style-name="T48">with at least one trailing 0 (null) byte</text:span>. </text:p>
      <text:p text:style-name="P12">If the &lt;map&gt; enumeration is present, then values not present in the list of &lt;property&gt; entries of <text:span text:style-name="T43">the </text:span>enumeration are invalid and shall not be written.</text:p>
      <text:h text:style-name="P79" text:outline-level="4"><text:bookmark-start text:name="__RefHeading___Toc1619_765285946"/>&lt;eventid&gt; Element<text:bookmark-end text:name="__RefHeading___Toc1619_765285946"/></text:h>
      <text:p text:style-name="P21">The &lt;<text:span text:style-name="T30">eventid</text:span>&gt; <text:span text:style-name="T47">element</text:span> defines a variable holding a<text:span text:style-name="T30">n 8-byte value</text:span> <text:span text:style-name="T30">representing an </text:span><text:span text:style-name="T81">e</text:span><text:span text:style-name="T30">vent ID</text:span>.</text:p>
      <text:p text:style-name="P11">The <text:span text:style-name="T81">s</text:span>ize of the &lt;<text:span text:style-name="T30">eventid</text:span>&gt; <text:span text:style-name="T47">element</text:span> is defined as <text:span text:style-name="T30">8 bytes.</text:span></text:p>
      <text:p text:style-name="P23">The <text:span text:style-name="T81">e</text:span>vent ID shall be written to the bytes pointed to in big-endian byte order (most significant byte first).</text:p>
      <text:p text:style-name="P11">If the &lt;map&gt; enumeration is present, then values not present in the list of &lt;property&gt; entries of <text:span text:style-name="T43">the </text:span>enumeration are invalid and shall not be written.</text:p>
      <text:h text:style-name="Heading_20_4" text:outline-level="4"><text:bookmark-start text:name="__RefHeading___Toc5955_3324798420"/>&lt;<text:span text:style-name="T70">float&gt; Element</text:span><text:bookmark-end text:name="__RefHeading___Toc5955_3324798420"/></text:h>
      <text:p text:style-name="P13">The &lt;<text:span text:style-name="T70">float</text:span>&gt; <text:span text:style-name="T47">element</text:span> defines a <text:span text:style-name="T81">v</text:span>ariable of <text:span text:style-name="T70">floating point</text:span> value.</text:p>
      <text:p text:style-name="P13"><text:soft-page-break/>The <text:span text:style-name="T81">s</text:span>ize of the &lt;<text:span text:style-name="T70">float</text:span>&gt; <text:span text:style-name="T47">element</text:span> is defined as the value of the `size' attribute in byte<text:span text:style-name="T42">s. </text:span><text:span text:style-name="T71">Valid values are 2, 4, and 8 bytes. </text:span><text:span text:style-name="T70">T</text:span><text:span text:style-name="T49">h</text:span><text:span text:style-name="T70">e format of the bits within the element shall follow the IEEE format of the corresponding size.</text:span></text:p>
      <text:p text:style-name="P16">The <text:span text:style-name="T70">floating point</text:span> value shall be written to the bytes pointed to in big-endian byte order. All bytes shall be written. </text:p>
      <text:p text:style-name="P16">Values <text:span text:style-name="T61">smaller than </text:span>defined by the &lt;min&gt; <text:span text:style-name="T61">or larger than defined by the </text:span>&lt;max&gt; sub-element, if present, are invalid and shall not be written. <text:span text:style-name="T85">The default value of the &lt;min&gt; sub-element is zero, and </text:span><text:span text:style-name="T50">the</text:span><text:span text:style-name="T85"> default value of the &lt;max&gt; sub-element </text:span><text:span text:style-name="T50">is the largest possible value for the given size.</text:span></text:p>
      <text:p text:style-name="P16">If the &lt;map&gt; enumeration is present, then values not present in the list of &lt;property&gt; entries of <text:span text:style-name="T43">the </text:span>enumeration are invalid and shall not be written.</text:p>
      <text:p text:style-name="P26">The optional <text:span text:style-name="T47">“floatFormat” attribute defines a preferred, but not mandatory, printf-style format for displaying the data to the user.</text:span></text:p>
      <text:h text:style-name="Heading_20_4" text:outline-level="4"><text:bookmark-start text:name="__RefHeading___Toc5957_3324798420"/>&lt;<text:span text:style-name="T86">action&gt; Element</text:span><text:bookmark-end text:name="__RefHeading___Toc5957_3324798420"/></text:h>
      <text:p text:style-name="P65">The &lt;action&gt; element defines a write-only variable that <text:span text:style-name="T90">causes the target node to perform some specific action. It may </text:span><text:span text:style-name="T4">be linked to e.g. a button in the GUI.</text:span></text:p>
      <text:p text:style-name="P15">The <text:span text:style-name="T81">s</text:span>ize of the &lt;<text:span text:style-name="T87">action</text:span>&gt; <text:span text:style-name="T47">element</text:span> is defined as the value of the `size' attribute in byte<text:span text:style-name="T42">s. </text:span><text:span text:style-name="T71">Valid values are </text:span><text:span text:style-name="T87">1, </text:span><text:span text:style-name="T71">2, 4, and 8 bytes.</text:span></text:p>
      <text:p text:style-name="P67">The optional &lt;buttonText&gt; sub-element, when present, is a hint to the rendering code about what should appear in the user interface e.g, as the text on the button that triggers the action<text:span text:style-name="T4">’s write operation. Note that no specific behavior is required.</text:span></text:p>
      <text:p text:style-name="P67"><text:span text:style-name="T4">The optional &lt;dialogText&gt; sub-element, when non-blank, suggests to the GUI that it would be good to provide an additional warning to the user before triggering the action’s write operation. <text:s/>This could be done by e.g. presenting an OK/Confirm dialog with the dialogText value. </text:span><text:span text:style-name="T18">A blank or not-present value for the element is a hint that no additional warning is requested. </text:span><text:span text:style-name="T4">Note that no specific behavior is required.</text:span></text:p>
      <text:p text:style-name="P28">The required &lt;value&gt; sub-element is the specific <text:span text:style-name="T91">decimal </text:span>value to be written when the action is triggered.</text:p>
      <text:p text:style-name="P29">The write-only variable defined by the &lt;action&gt; element must not be written other than when the action is to be triggered.</text:p>
      <text:h text:style-name="Heading_20_4" text:outline-level="4"><text:bookmark-start text:name="__RefHeading___Toc5959_3324798420"/>&lt;<text:span text:style-name="T86">blob&gt; Element</text:span><text:bookmark-end text:name="__RefHeading___Toc5959_3324798420"/></text:h>
      <text:p text:style-name="P65">The &lt;blob&gt; element defines a region of memory that a GUI can transfer to an external file (<text:span text:style-name="T4">“read”), transfer from an external file (“write”) or both (“readwrite”).</text:span></text:p>
      <text:p text:style-name="P66"><text:span text:style-name="T4">The required size and optional offset attributes define a </text:span><text:span text:style-name="T16">ten</text:span><text:span text:style-name="T4">-byte section of memory containing:</text:span></text:p>
      <text:list text:style-name="L9">
        <text:list-item>
          <text:p text:style-name="P80">1 byte operation flag;</text:p>
        </text:list-item>
        <text:list-item>
          <text:p text:style-name="P80">5 bytes of <text:span text:style-name="T88">a </text:span>memory space <text:span text:style-name="T88">followed by a four-byte</text:span> address of the memory blob;</text:p>
        </text:list-item>
        <text:list-item>
          <text:p text:style-name="P80"><text:soft-page-break/>4 bytes of length of the memory blob.</text:p>
        </text:list-item>
      </text:list>
      <text:p text:style-name="P27">To read the blob data:</text:p>
      <text:list text:style-name="L10">
        <text:list-item>
          <text:p text:style-name="P81">Write a value of 1 to the operation flag location.</text:p>
        </text:list-item>
        <text:list-item>
          <text:p text:style-name="P81">Read the memory space and address of the memory blob.</text:p>
        </text:list-item>
        <text:list-item>
          <text:p text:style-name="P81">Read the length <text:span text:style-name="T89">of the memory blob.</text:span></text:p>
        </text:list-item>
        <text:list-item>
          <text:p text:style-name="P81">Use the Memory Configuration Protocol to read the data.</text:p>
        </text:list-item>
      </text:list>
      <text:p text:style-name="P27">To write the blob data:</text:p>
      <text:list text:style-name="L11">
        <text:list-item>
          <text:p text:style-name="P82">Write a value of 1 to the operation flag location.</text:p>
        </text:list-item>
        <text:list-item>
          <text:p text:style-name="P82">Read the memory space and address of the memory blob.</text:p>
        </text:list-item>
        <text:list-item>
          <text:p text:style-name="P89"><text:span text:style-name="T17">Write</text:span><text:span text:style-name="T4"> the length </text:span><text:span text:style-name="T19">of the data to be written. <text:s/>The node being configured will positively acknowledge this write if the data can be accepted, and negatively acknowledge it if the data can’t be accepted.</text:span></text:p>
        </text:list-item>
        <text:list-item>
          <text:p text:style-name="P89"><text:span text:style-name="T4">Use the Memory Configuration protocol to write the data.</text:span></text:p>
        </text:list-item>
      </text:list>
      <text:h text:style-name="Heading_20_1" text:outline-level="1"><text:bookmark-start text:name="__RefHeading___Toc1621_765285946"/>Future Extension <text:span text:style-name="T44">(Normative)</text:span><text:bookmark-end text:name="__RefHeading___Toc1621_765285946"/></text:h>
      <text:p text:style-name="P53">Configuration <text:span text:style-name="T81">t</text:span>ools implementing a future version of this Standard must be able to process CDI content defined according to an<text:span text:style-name="T31">y</text:span> earlier version of the Standard, <text:span text:style-name="T31">including this version</text:span>.</text:p>
      <text:p text:style-name="P54">Configuration <text:span text:style-name="T81">t</text:span>ools implementing major version 1 of this Standard may assume the following about future minor versions of this Standard:</text:p>
      <text:list text:style-name="L12">
        <text:list-item>
          <text:p text:style-name="P90">No existing tags will change the interpretation or default value of the <text:span text:style-name="T44">`offset' and `size'</text:span> attribute, <text:span text:style-name="T44">and accordingly the </text:span><text:span text:style-name="T81">a</text:span><text:span text:style-name="T44">ddress and </text:span><text:span text:style-name="T81">s</text:span><text:span text:style-name="T44">ize value, the data type and encoding of the value in the memory space. The &lt;group&gt; tag will not change the interpretation of the `offset' attribute and `replication' attribute.</text:span></text:p>
        </text:list-item>
        <text:list-item>
          <text:p text:style-name="P90">All unknown tags that occur within the <text:span text:style-name="T4">element</text:span> &lt;segment&gt; or &lt;group&gt; and have an attribute `size' shall be considered to be <text:span text:style-name="T81">d</text:span>ata <text:span text:style-name="T81">e</text:span>lements with <text:span text:style-name="T81">a</text:span>ddress <text:span text:style-name="T6">defined as the </text:span><text:span text:style-name="T15">e</text:span><text:span text:style-name="T6">nd </text:span><text:span text:style-name="T15">e</text:span><text:span text:style-name="T6">ddress of the previous </text:span><text:span text:style-name="T15">d</text:span><text:span text:style-name="T6">ata </text:span><text:span text:style-name="T15">e</text:span><text:span text:style-name="T6">lement plus the value of the `offset' attribute, </text:span><text:span text:style-name="T4">and </text:span><text:span text:style-name="T15">s</text:span><text:span text:style-name="T4">ize defined as the value of the `size' attribute in bytes. The `size' attribute of all future </text:span><text:span text:style-name="T15">d</text:span><text:span text:style-name="T4">ata </text:span><text:span text:style-name="T15">e</text:span><text:span text:style-name="T4">lements shall be required.</text:span></text:p>
        </text:list-item>
      </text:list>
      <text:p text:style-name="P18">No assumptions may be made about major version 2 and up of this Standard.</text:p>
      <text:list text:style-name="Numbering_20_2">
        <text:list-item>
          <text:h text:style-name="P76" text:outline-level="1"><text:bookmark-start text:name="__RefHeading___Toc1623_765285946"/>Appendix: Schema<text:bookmark-end text:name="__RefHeading___Toc1623_765285946"/></text:h>
        </text:list-item>
      </text:list>
      <text:p text:style-name="P59">&lt;?xml version="1.0" encoding="utf-8"?&gt;</text:p>
      <text:p text:style-name="P59">&lt;?xml-stylesheet href="schema2xhtml.xsl" type="text/xsl"?&gt;</text:p>
      <text:p text:style-name="P59">&lt;!-- XML Schema for OpenLCB Configuration Description Information (CDI) <text:s text:c="4"/>--&gt;</text:p>
      <text:p text:style-name="P59">&lt;xs:schema version="CDI 1.4" xmlns:xs="http://www.w3.org/2001/XMLSchema" xmlns:xsi="http://www.w3.org/2001/XMLSchema-instance"&gt;</text:p>
      <text:p text:style-name="P59"/>
      <text:p text:style-name="P59"><text:s text:c="2"/>&lt;xs:complexType name="mapType"&gt;</text:p>
      <text:p text:style-name="P59"><text:s text:c="4"/>&lt;xs:annotation&gt;</text:p>
      <text:p text:style-name="P59"><text:s text:c="6"/>&lt;xs:documentation&gt;</text:p>
      <text:p text:style-name="P59"><text:s text:c="8"/>A map relates one or more property elements (keys)</text:p>
      <text:p text:style-name="P59"><text:s text:c="8"/>to specific values.</text:p>
      <text:p text:style-name="P59"><text:s text:c="6"/>&lt;/xs:documentation&gt;</text:p>
      <text:p text:style-name="P59"><text:s text:c="4"/>&lt;/xs:annotation&gt;</text:p>
      <text:p text:style-name="P59"><text:s text:c="4"/>&lt;xs:sequence&gt;</text:p>
      <text:p text:style-name="P59"><text:s text:c="6"/>&lt;xs:element name="name" minOccurs="0" maxOccurs="1" /&gt;</text:p>
      <text:p text:style-name="P59"><text:s text:c="6"/>&lt;xs:element name="description" minOccurs="0" maxOccurs="1" /&gt;</text:p>
      <text:p text:style-name="P59"><text:s text:c="6"/>&lt;xs:element name="relation" minOccurs="0" maxOccurs="unbounded"&gt;</text:p>
      <text:p text:style-name="P59"><text:s text:c="8"/>&lt;xs:complexType&gt;</text:p>
      <text:p text:style-name="P59"><text:s text:c="10"/>&lt;xs:sequence&gt;</text:p>
      <text:p text:style-name="P59"><text:s text:c="12"/>&lt;xs:element name="property" minOccurs="1" maxOccurs="1" /&gt;</text:p>
      <text:p text:style-name="P59"><text:s text:c="12"/>&lt;xs:element name="value" minOccurs="1" maxOccurs="1" /&gt;</text:p>
      <text:p text:style-name="P59"><text:s text:c="10"/>&lt;/xs:sequence&gt;</text:p>
      <text:p text:style-name="P59"><text:s text:c="8"/>&lt;/xs:complexType&gt;</text:p>
      <text:p text:style-name="P59"><text:s text:c="6"/>&lt;/xs:element&gt;</text:p>
      <text:p text:style-name="P59"><text:s text:c="4"/>&lt;/xs:sequence&gt;</text:p>
      <text:p text:style-name="P59"><text:s text:c="2"/>&lt;/xs:complexType&gt;</text:p>
      <text:p text:style-name="P59"/>
      <text:p text:style-name="P59"><text:s text:c="2"/>&lt;xs:simpleType name="booleanType"&gt;</text:p>
      <text:p text:style-name="P59"><text:s text:c="4"/>&lt;xs:annotation&gt;</text:p>
      <text:p text:style-name="P59"><text:s text:c="8"/>&lt;xs:documentation&gt;</text:p>
      <text:p text:style-name="P59"><text:s text:c="10"/>General definition for a string that represents a boolean</text:p>
      <text:p text:style-name="P59"><text:s text:c="10"/>via yes/true/1 and no/false/0 values</text:p>
      <text:p text:style-name="P59"><text:s text:c="8"/>&lt;/xs:documentation&gt;</text:p>
      <text:p text:style-name="P59"><text:s text:c="4"/>&lt;/xs:annotation&gt;</text:p>
      <text:p text:style-name="P59"><text:s text:c="4"/>&lt;xs:restriction base="xs:token"&gt;</text:p>
      <text:p text:style-name="P59"><text:s text:c="6"/>&lt;xs:enumeration value="yes"/&gt;</text:p>
      <text:p text:style-name="P59"><text:s text:c="6"/>&lt;xs:enumeration value="no"/&gt;</text:p>
      <text:p text:style-name="P59"><text:s text:c="6"/>&lt;xs:enumeration value="true"/&gt;</text:p>
      <text:p text:style-name="P59"><text:s text:c="6"/>&lt;xs:enumeration value="false"/&gt;</text:p>
      <text:p text:style-name="P59"><text:s text:c="6"/>&lt;xs:enumeration value="1"/&gt;</text:p>
      <text:p text:style-name="P59"><text:s text:c="6"/>&lt;xs:enumeration value="0"/&gt;</text:p>
      <text:p text:style-name="P59"><text:s text:c="4"/>&lt;/xs:restriction&gt;</text:p>
      <text:p text:style-name="P59"><text:s text:c="2"/>&lt;/xs:simpleType&gt;</text:p>
      <text:p text:style-name="P59"/>
      <text:p text:style-name="P59"><text:soft-page-break/><text:s text:c="2"/>&lt;xs:complexType name="groupHintsType"&gt;</text:p>
      <text:p text:style-name="P59"><text:s text:c="4"/>&lt;xs:annotation&gt;</text:p>
      <text:p text:style-name="P59"><text:s text:c="6"/>&lt;xs:documentation&gt;</text:p>
      <text:p text:style-name="P59"><text:s text:c="8"/>Presents optional hints to a GUI program</text:p>
      <text:p text:style-name="P59"><text:s text:c="8"/>for how to render the contents of this group.</text:p>
      <text:p text:style-name="P59"><text:s text:c="6"/>&lt;/xs:documentation&gt;</text:p>
      <text:p text:style-name="P59"><text:s text:c="4"/>&lt;/xs:annotation&gt;</text:p>
      <text:p text:style-name="P59"><text:s text:c="4"/>&lt;xs:sequence&gt;</text:p>
      <text:p text:style-name="P59"><text:s text:c="6"/>&lt;xs:element name="visibility" minOccurs="0" maxOccurs="1" &gt;</text:p>
      <text:p text:style-name="P59"><text:s text:c="8"/>&lt;xs:complexType&gt;</text:p>
      <text:p text:style-name="P59"><text:s text:c="10"/>&lt;xs:attribute name="hideable" type="booleanType" default="no"&gt;</text:p>
      <text:p text:style-name="P59"><text:s text:c="12"/>&lt;xs:annotation&gt;</text:p>
      <text:p text:style-name="P59"><text:s text:c="14"/>&lt;xs:documentation&gt;</text:p>
      <text:p text:style-name="P59"><text:s text:c="16"/>Recommends that the group be </text:p>
      <text:p text:style-name="P59"><text:s text:c="16"/>presented in a form that can be made visible</text:p>
      <text:p text:style-name="P59"><text:s text:c="16"/>or hidden at the user's request.</text:p>
      <text:p text:style-name="P59"><text:s text:c="14"/>&lt;/xs:documentation&gt;</text:p>
      <text:p text:style-name="P59"><text:s text:c="12"/>&lt;/xs:annotation&gt;</text:p>
      <text:p text:style-name="P59"><text:s text:c="10"/>&lt;/xs:attribute&gt;</text:p>
      <text:p text:style-name="P59"><text:s text:c="10"/>&lt;xs:attribute name="hidden" type="booleanType" default="no"&gt;</text:p>
      <text:p text:style-name="P59"><text:s text:c="12"/>&lt;xs:annotation&gt;</text:p>
      <text:p text:style-name="P59"><text:s text:c="14"/>&lt;xs:documentation&gt;</text:p>
      <text:p text:style-name="P59"><text:s text:c="16"/>If yes, recommends a hideable=true group </text:p>
      <text:p text:style-name="P59"><text:s text:c="16"/>be hidden when first displayed</text:p>
      <text:p text:style-name="P59"><text:s text:c="14"/>&lt;/xs:documentation&gt;</text:p>
      <text:p text:style-name="P59"><text:s text:c="12"/>&lt;/xs:annotation&gt;</text:p>
      <text:p text:style-name="P59"><text:s text:c="10"/>&lt;/xs:attribute&gt;</text:p>
      <text:p text:style-name="P59"><text:s text:c="7"/>&lt;/xs:complexType&gt;</text:p>
      <text:p text:style-name="P59"><text:s text:c="6"/>&lt;/xs:element&gt; </text:p>
      <text:p text:style-name="P59"><text:s text:c="6"/>&lt;xs:element name="readOnly" minOccurs="0" maxOccurs="1" /&gt;</text:p>
      <text:p text:style-name="P59"><text:s text:c="4"/>&lt;/xs:sequence&gt;</text:p>
      <text:p text:style-name="P59"><text:s text:c="2"/>&lt;/xs:complexType&gt;</text:p>
      <text:p text:style-name="P59"/>
      <text:p text:style-name="P59"><text:s text:c="2"/>&lt;xs:complexType name="groupType"&gt;</text:p>
      <text:p text:style-name="P59"><text:s text:c="4"/>&lt;xs:sequence&gt;</text:p>
      <text:p text:style-name="P59"><text:s text:c="6"/>&lt;xs:element name="name" minOccurs="0" maxOccurs="1" /&gt;</text:p>
      <text:p text:style-name="P59"><text:s text:c="6"/>&lt;xs:element name="description" minOccurs="0" maxOccurs="1" /&gt;</text:p>
      <text:p text:style-name="P59"><text:s text:c="6"/>&lt;xs:element name="link" type="linkType" minOccurs="0" maxOccurs="1" /&gt;</text:p>
      <text:p text:style-name="P59"><text:s text:c="6"/>&lt;xs:element name="repname" minOccurs="0" maxOccurs="unbounded" /&gt;</text:p>
      <text:p text:style-name="P59"><text:s text:c="6"/>&lt;xs:element name="hints" type="groupHintsType" minOccurs="0" maxOccurs="1" /&gt; <text:s text:c="4"/></text:p>
      <text:p text:style-name="P59"><text:s text:c="6"/>&lt;xs:choice minOccurs="0" maxOccurs="unbounded"&gt;</text:p>
      <text:p text:style-name="P59"><text:s text:c="8"/>&lt;xs:annotation&gt;</text:p>
      <text:p text:style-name="P59"><text:s text:c="10"/>&lt;xs:documentation&gt;</text:p>
      <text:p text:style-name="P59"><text:s text:c="12"/>Allows any sequence of the contained element types</text:p>
      <text:p text:style-name="P59"><text:s text:c="10"/>&lt;/xs:documentation&gt;</text:p>
      <text:p text:style-name="P59"><text:s text:c="8"/>&lt;/xs:annotation&gt;</text:p>
      <text:p text:style-name="P59"><text:soft-page-break/><text:s text:c="8"/>&lt;xs:element name="group" type="groupType" minOccurs="0" maxOccurs="1" /&gt;</text:p>
      <text:p text:style-name="P59"><text:s text:c="8"/>&lt;xs:element name="string" type="stringType" minOccurs="0" maxOccurs="1" /&gt;</text:p>
      <text:p text:style-name="P59"><text:s text:c="8"/>&lt;xs:element name="int" type="intType" minOccurs="0" maxOccurs="1" /&gt;</text:p>
      <text:p text:style-name="P59"><text:s text:c="8"/>&lt;xs:element name="eventid" type="eventidType" minOccurs="0" maxOccurs="1" /&gt;</text:p>
      <text:p text:style-name="P59"><text:s text:c="8"/>&lt;xs:element name="float" type="floatType" minOccurs="0" maxOccurs="1" /&gt;</text:p>
      <text:p text:style-name="P59"><text:s text:c="8"/>&lt;xs:element name="action" type="actionButtonType" minOccurs="0" maxOccurs="1" /&gt;</text:p>
      <text:p text:style-name="P59"><text:s text:c="8"/>&lt;xs:element name="blob" type="blobType" minOccurs="0" maxOccurs="1" /&gt;</text:p>
      <text:p text:style-name="P59"><text:s text:c="6"/>&lt;/xs:choice&gt;</text:p>
      <text:p text:style-name="P59"><text:s text:c="4"/>&lt;/xs:sequence&gt;</text:p>
      <text:p text:style-name="P59"><text:s text:c="4"/>&lt;xs:attribute name="offset" type="xs:int" default="0"&gt;</text:p>
      <text:p text:style-name="P59"><text:s text:c="6"/>&lt;xs:annotation&gt;</text:p>
      <text:p text:style-name="P59"><text:s text:c="8"/>&lt;xs:documentation&gt;</text:p>
      <text:p text:style-name="P59"><text:s text:c="10"/>Positive or negative offset between the address of</text:p>
      <text:p text:style-name="P59"><text:s text:c="10"/>the end of previous element and the start of</text:p>
      <text:p text:style-name="P59"><text:s text:c="10"/>this group's contents.</text:p>
      <text:p text:style-name="P59"><text:s text:c="10"/>Offset of zero means that this element starts</text:p>
      <text:p text:style-name="P59"><text:s text:c="10"/>immediately after the previous one.</text:p>
      <text:p text:style-name="P59"><text:s text:c="8"/>&lt;/xs:documentation&gt;</text:p>
      <text:p text:style-name="P59"><text:s text:c="6"/>&lt;/xs:annotation&gt;</text:p>
      <text:p text:style-name="P59"><text:s text:c="4"/>&lt;/xs:attribute&gt;</text:p>
      <text:p text:style-name="P59"><text:s text:c="4"/>&lt;xs:attribute name="replication" type="xs:int" default="1" /&gt;</text:p>
      <text:p text:style-name="P59"><text:s text:c="2"/>&lt;/xs:complexType&gt;</text:p>
      <text:p text:style-name="P59"/>
      <text:p text:style-name="P59"><text:s text:c="2"/>&lt;xs:complexType name="eventidType"&gt;</text:p>
      <text:p text:style-name="P59"><text:s text:c="4"/>&lt;xs:sequence&gt;</text:p>
      <text:p text:style-name="P59"><text:s text:c="6"/>&lt;xs:element name="name" minOccurs="0" maxOccurs="1" /&gt;</text:p>
      <text:p text:style-name="P59"><text:s text:c="6"/>&lt;xs:element name="description" minOccurs="0" maxOccurs="1" /&gt;</text:p>
      <text:p text:style-name="P59"><text:s text:c="6"/>&lt;xs:element name="map" type="mapType" minOccurs="0" maxOccurs="1" /&gt;</text:p>
      <text:p text:style-name="P59"><text:s text:c="4"/>&lt;/xs:sequence&gt;</text:p>
      <text:p text:style-name="P59"><text:s text:c="4"/>&lt;xs:attribute name="offset" type="xs:int" default="0"&gt;</text:p>
      <text:p text:style-name="P59"><text:s text:c="6"/>&lt;xs:annotation&gt;</text:p>
      <text:p text:style-name="P59"><text:s text:c="8"/>&lt;xs:documentation&gt;</text:p>
      <text:p text:style-name="P59"><text:s text:c="10"/>Positive or negative offset between the address of</text:p>
      <text:p text:style-name="P59"><text:s text:c="10"/>the end of previous element and the start of</text:p>
      <text:p text:style-name="P59"><text:s text:c="10"/>this elements's contents.</text:p>
      <text:p text:style-name="P59"><text:s text:c="10"/>Offset of zero means that this element starts</text:p>
      <text:p text:style-name="P59"><text:s text:c="10"/>immediately after the previous one.</text:p>
      <text:p text:style-name="P59"><text:s text:c="8"/>&lt;/xs:documentation&gt;</text:p>
      <text:p text:style-name="P59"><text:s text:c="6"/>&lt;/xs:annotation&gt;</text:p>
      <text:p text:style-name="P59"><text:s text:c="4"/>&lt;/xs:attribute&gt;</text:p>
      <text:p text:style-name="P59"><text:s text:c="2"/>&lt;/xs:complexType&gt;</text:p>
      <text:p text:style-name="P59"/>
      <text:p text:style-name="P59"><text:s text:c="2"/>&lt;xs:complexType name="integerHintsType"&gt;</text:p>
      <text:p text:style-name="P59"><text:s text:c="4"/>&lt;xs:annotation&gt;</text:p>
      <text:p text:style-name="P59"><text:s text:c="6"/>&lt;xs:documentation&gt;</text:p>
      <text:p text:style-name="P59"><text:s text:c="8"/>Presents optional hints to a GUI program</text:p>
      <text:p text:style-name="P59"><text:soft-page-break/><text:s text:c="8"/>for how to render this integer variable.</text:p>
      <text:p text:style-name="P59"><text:s text:c="6"/>&lt;/xs:documentation&gt;</text:p>
      <text:p text:style-name="P59"><text:s text:c="4"/>&lt;/xs:annotation&gt;</text:p>
      <text:p text:style-name="P59"><text:s text:c="4"/>&lt;xs:sequence&gt;</text:p>
      <text:p text:style-name="P59"><text:s text:c="6"/>&lt;xs:element name="slider" minOccurs="0" maxOccurs="1" &gt;</text:p>
      <text:p text:style-name="P59"><text:s text:c="8"/>&lt;xs:complexType&gt;</text:p>
      <text:p text:style-name="P59"><text:s text:c="10"/>&lt;xs:attribute name="tickSpacing" type="xs:integer" default="0"&gt;</text:p>
      <text:p text:style-name="P59"><text:s text:c="12"/>&lt;xs:annotation&gt;</text:p>
      <text:p text:style-name="P59"><text:s text:c="14"/>&lt;xs:documentation&gt;</text:p>
      <text:p text:style-name="P59"><text:s text:c="16"/>Recommends a value for the spacing between </text:p>
      <text:p text:style-name="P59"><text:s text:c="16"/>tick marks on the slider. <text:s/>For example, "10" with a </text:p>
      <text:p text:style-name="P59"><text:s text:c="16"/>minimum value of 0 would recommend ticks at 0, 10, 20 etc</text:p>
      <text:p text:style-name="P59"><text:s text:c="16"/>along the slider axis. Values of zero or less</text:p>
      <text:p text:style-name="P59"><text:s text:c="16"/>recommend that no tick marks be displayed.</text:p>
      <text:p text:style-name="P59"><text:s text:c="14"/>&lt;/xs:documentation&gt;</text:p>
      <text:p text:style-name="P59"><text:s text:c="12"/>&lt;/xs:annotation&gt;</text:p>
      <text:p text:style-name="P59"><text:s text:c="10"/>&lt;/xs:attribute&gt;</text:p>
      <text:p text:style-name="P59"><text:s text:c="10"/>&lt;xs:attribute name="immediate" type="booleanType" default="no"&gt;</text:p>
      <text:p text:style-name="P59"><text:s text:c="12"/>&lt;xs:annotation&gt;</text:p>
      <text:p text:style-name="P59"><text:s text:c="14"/>&lt;xs:documentation&gt;</text:p>
      <text:p text:style-name="P59"><text:s text:c="16"/>If yes, recommends that the slider should write to the </text:p>
      <text:p text:style-name="P59"><text:s text:c="16"/>configuration memory immediately when changed</text:p>
      <text:p text:style-name="P59"><text:s text:c="14"/>&lt;/xs:documentation&gt;</text:p>
      <text:p text:style-name="P59"><text:s text:c="12"/>&lt;/xs:annotation&gt;</text:p>
      <text:p text:style-name="P59"><text:s text:c="10"/>&lt;/xs:attribute&gt;</text:p>
      <text:p text:style-name="P59"><text:s text:c="10"/>&lt;xs:attribute name="showValue" type="booleanType" default="no"&gt;</text:p>
      <text:p text:style-name="P59"><text:s text:c="12"/>&lt;xs:annotation&gt;</text:p>
      <text:p text:style-name="P59"><text:s text:c="14"/>&lt;xs:documentation&gt;</text:p>
      <text:p text:style-name="P59"><text:s text:c="16"/>If yes, recommends that a slider should also </text:p>
      <text:p text:style-name="P59"><text:s text:c="16"/>show the exact value, perhaps in a near-by numeric field</text:p>
      <text:p text:style-name="P59"><text:s text:c="14"/>&lt;/xs:documentation&gt;</text:p>
      <text:p text:style-name="P59"><text:s text:c="12"/>&lt;/xs:annotation&gt;</text:p>
      <text:p text:style-name="P59"><text:s text:c="10"/>&lt;/xs:attribute&gt;</text:p>
      <text:p text:style-name="P59"><text:s text:c="8"/>&lt;/xs:complexType&gt;</text:p>
      <text:p text:style-name="P59"><text:s text:c="6"/>&lt;/xs:element&gt; </text:p>
      <text:p text:style-name="P59"><text:s text:c="6"/>&lt;xs:element name="radiobutton" minOccurs="0" maxOccurs="1" /&gt;</text:p>
      <text:p text:style-name="P59"><text:s text:c="6"/>&lt;xs:element name="checkbox" minOccurs="0" maxOccurs="1" /&gt;</text:p>
      <text:p text:style-name="P59"><text:s text:c="4"/>&lt;/xs:sequence&gt;</text:p>
      <text:p text:style-name="P59"><text:s text:c="2"/>&lt;/xs:complexType&gt;</text:p>
      <text:p text:style-name="P59"><text:s text:c="2"/></text:p>
      <text:p text:style-name="P59"><text:s text:c="2"/>&lt;xs:complexType name="intType"&gt;</text:p>
      <text:p text:style-name="P59"><text:s text:c="4"/>&lt;xs:sequence&gt;</text:p>
      <text:p text:style-name="P59"><text:s text:c="6"/>&lt;xs:element name="name" minOccurs="0" maxOccurs="1" /&gt;</text:p>
      <text:p text:style-name="P59"><text:s text:c="6"/>&lt;xs:element name="description" minOccurs="0" maxOccurs="1" /&gt;</text:p>
      <text:p text:style-name="P59"><text:s text:c="6"/>&lt;xs:element name="min" minOccurs="0" maxOccurs="1" /&gt;</text:p>
      <text:p text:style-name="P59"><text:s text:c="6"/>&lt;xs:element name="max" minOccurs="0" maxOccurs="1" /&gt;</text:p>
      <text:p text:style-name="P59"><text:soft-page-break/><text:s text:c="6"/>&lt;xs:element name="default" minOccurs="0" maxOccurs="1" /&gt;</text:p>
      <text:p text:style-name="P59"><text:s text:c="6"/>&lt;xs:element name="map" type="mapType" minOccurs="0" maxOccurs="1"&gt;</text:p>
      <text:p text:style-name="P59"><text:s text:c="8"/>&lt;xs:annotation&gt;</text:p>
      <text:p text:style-name="P59"><text:s text:c="10"/>&lt;xs:documentation&gt;</text:p>
      <text:p text:style-name="P59"><text:s text:c="12"/>The 'value' of each entry is displayed, and</text:p>
      <text:p text:style-name="P59"><text:s text:c="12"/>the 'property' content (number) is sent</text:p>
      <text:p text:style-name="P59"><text:s text:c="12"/>to/from the node</text:p>
      <text:p text:style-name="P59"><text:s text:c="10"/>&lt;/xs:documentation&gt;</text:p>
      <text:p text:style-name="P59"><text:s text:c="8"/>&lt;/xs:annotation&gt;</text:p>
      <text:p text:style-name="P59"><text:s text:c="6"/>&lt;/xs:element&gt;</text:p>
      <text:p text:style-name="P59"><text:s text:c="6"/>&lt;xs:element name="hints" type="integerHintsType" minOccurs="0" maxOccurs="1" /&gt; <text:s text:c="4"/></text:p>
      <text:p text:style-name="P59"><text:s text:c="4"/>&lt;/xs:sequence&gt;</text:p>
      <text:p text:style-name="P59"><text:s text:c="4"/>&lt;xs:attribute name="size" default="1"&gt;</text:p>
      <text:p text:style-name="P59"><text:s text:c="6"/>&lt;xs:annotation&gt;</text:p>
      <text:p text:style-name="P59"><text:s text:c="8"/>&lt;xs:documentation&gt;</text:p>
      <text:p text:style-name="P59"><text:s text:c="10"/>Storage size of this variable in bytes.</text:p>
      <text:p text:style-name="P59"><text:s text:c="8"/>&lt;/xs:documentation&gt;</text:p>
      <text:p text:style-name="P59"><text:s text:c="6"/>&lt;/xs:annotation&gt;</text:p>
      <text:p text:style-name="P59"><text:s text:c="6"/>&lt;xs:simpleType&gt;</text:p>
      <text:p text:style-name="P59"><text:s text:c="8"/>&lt;xs:restriction base="xs:token"&gt;</text:p>
      <text:p text:style-name="P59"><text:s text:c="10"/>&lt;xs:enumeration value="1"/&gt;</text:p>
      <text:p text:style-name="P59"><text:s text:c="10"/>&lt;xs:enumeration value="2"/&gt;</text:p>
      <text:p text:style-name="P59"><text:s text:c="10"/>&lt;xs:enumeration value="4"/&gt;</text:p>
      <text:p text:style-name="P59"><text:s text:c="10"/>&lt;xs:enumeration value="8"/&gt;</text:p>
      <text:p text:style-name="P59"><text:s text:c="8"/>&lt;/xs:restriction&gt;</text:p>
      <text:p text:style-name="P59"><text:s text:c="6"/>&lt;/xs:simpleType&gt;</text:p>
      <text:p text:style-name="P59"><text:s text:c="4"/>&lt;/xs:attribute&gt;</text:p>
      <text:p text:style-name="P59"><text:s text:c="4"/>&lt;xs:attribute name="offset" type="xs:int" default="0"&gt;</text:p>
      <text:p text:style-name="P59"><text:s text:c="6"/>&lt;xs:annotation&gt;</text:p>
      <text:p text:style-name="P59"><text:s text:c="8"/>&lt;xs:documentation&gt;</text:p>
      <text:p text:style-name="P59"><text:s text:c="10"/>Positive or negative offset between the</text:p>
      <text:p text:style-name="P59"><text:s text:c="10"/>address of the end of previous element and the</text:p>
      <text:p text:style-name="P59"><text:s text:c="10"/>start of this elements's contents.</text:p>
      <text:p text:style-name="P59"><text:s text:c="10"/>Offset of zero means that this element starts</text:p>
      <text:p text:style-name="P59"><text:s text:c="10"/>immediately after the previous one.</text:p>
      <text:p text:style-name="P59"><text:s text:c="8"/>&lt;/xs:documentation&gt;</text:p>
      <text:p text:style-name="P59"><text:s text:c="6"/>&lt;/xs:annotation&gt;</text:p>
      <text:p text:style-name="P59"><text:s text:c="4"/>&lt;/xs:attribute&gt;</text:p>
      <text:p text:style-name="P59"><text:s text:c="2"/>&lt;/xs:complexType&gt;</text:p>
      <text:p text:style-name="P59"/>
      <text:p text:style-name="P59"><text:s text:c="2"/>&lt;xs:simpleType name="floatFormat"&gt;</text:p>
      <text:p text:style-name="P59"><text:s text:c="2"/>&lt;xs:restriction base="xs:string"&gt;</text:p>
      <text:p text:style-name="P59"><text:s text:c="4"/>&lt;!-- This is a somewhat limiting regex, as it does not allow all possible --&gt;</text:p>
      <text:p text:style-name="P59"><text:s text:c="4"/>&lt;!-- printf formats. <text:s text:c="2"/>It will allow the most common formats that I have --&gt;</text:p>
      <text:p text:style-name="P59"><text:s text:c="4"/>&lt;!-- seen and used before, howerver --&gt;</text:p>
      <text:p text:style-name="P59"><text:s text:c="4"/>&lt;xs:pattern value="%[0-9]*(\.([0-9]*))?f"/&gt;</text:p>
      <text:p text:style-name="P59"><text:soft-page-break/><text:s text:c="2"/>&lt;/xs:restriction&gt;</text:p>
      <text:p text:style-name="P59"><text:s text:c="2"/>&lt;/xs:simpleType&gt;</text:p>
      <text:p text:style-name="P59"/>
      <text:p text:style-name="P59"><text:s text:c="2"/>&lt;xs:complexType name="floatType"&gt;</text:p>
      <text:p text:style-name="P59"><text:s text:c="3"/>&lt;xs:sequence&gt;</text:p>
      <text:p text:style-name="P59"><text:s text:c="6"/>&lt;xs:element name="name" minOccurs="0" maxOccurs="1" /&gt;</text:p>
      <text:p text:style-name="P59"><text:s text:c="6"/>&lt;xs:element name="description" minOccurs="0" maxOccurs="1" /&gt;</text:p>
      <text:p text:style-name="P59"><text:s text:c="6"/>&lt;xs:element name="min" minOccurs="0" maxOccurs="1" /&gt;</text:p>
      <text:p text:style-name="P59"><text:s text:c="6"/>&lt;xs:element name="max" minOccurs="0" maxOccurs="1" /&gt;</text:p>
      <text:p text:style-name="P59"><text:s text:c="6"/>&lt;xs:element name="default" minOccurs="0" maxOccurs="1" /&gt;</text:p>
      <text:p text:style-name="P59"><text:s text:c="6"/>&lt;xs:element name="map" type="mapType" minOccurs="0" maxOccurs="1"&gt;</text:p>
      <text:p text:style-name="P59"><text:s text:c="8"/>&lt;xs:annotation&gt;</text:p>
      <text:p text:style-name="P59"><text:s text:c="10"/>&lt;xs:documentation&gt;</text:p>
      <text:p text:style-name="P59"><text:s text:c="12"/>The 'value' of each entry is displayed, and</text:p>
      <text:p text:style-name="P59"><text:s text:c="12"/>the 'property' content (number) is sent</text:p>
      <text:p text:style-name="P59"><text:s text:c="12"/>to/from the node</text:p>
      <text:p text:style-name="P59"><text:s text:c="10"/>&lt;/xs:documentation&gt;</text:p>
      <text:p text:style-name="P59"><text:s text:c="8"/>&lt;/xs:annotation&gt;</text:p>
      <text:p text:style-name="P59"><text:s text:c="6"/>&lt;/xs:element&gt;</text:p>
      <text:p text:style-name="P59"><text:s text:c="4"/>&lt;/xs:sequence&gt;</text:p>
      <text:p text:style-name="P59"><text:s text:c="4"/>&lt;xs:attribute name="size" use="required"&gt;</text:p>
      <text:p text:style-name="P59"><text:s text:c="6"/>&lt;xs:annotation&gt;</text:p>
      <text:p text:style-name="P59"><text:s text:c="8"/>&lt;xs:documentation&gt;</text:p>
      <text:p text:style-name="P59"><text:s text:c="10"/>Storage size of this variable in bytes. 2, 4 and 8 are valid.</text:p>
      <text:p text:style-name="P59"><text:s text:c="8"/>&lt;/xs:documentation&gt;</text:p>
      <text:p text:style-name="P59"><text:s text:c="6"/>&lt;/xs:annotation&gt;</text:p>
      <text:p text:style-name="P59"><text:s text:c="6"/>&lt;xs:simpleType&gt;</text:p>
      <text:p text:style-name="P59"><text:s text:c="8"/>&lt;xs:restriction base="xs:token"&gt;</text:p>
      <text:p text:style-name="P59"><text:s text:c="10"/>&lt;xs:enumeration value="2"/&gt;</text:p>
      <text:p text:style-name="P59"><text:s text:c="10"/>&lt;xs:enumeration value="4"/&gt;</text:p>
      <text:p text:style-name="P59"><text:s text:c="10"/>&lt;xs:enumeration value="8"/&gt;</text:p>
      <text:p text:style-name="P59"><text:s text:c="8"/>&lt;/xs:restriction&gt;</text:p>
      <text:p text:style-name="P59"><text:s text:c="6"/>&lt;/xs:simpleType&gt;</text:p>
      <text:p text:style-name="P59"><text:s text:c="4"/>&lt;/xs:attribute&gt;</text:p>
      <text:p text:style-name="P59"><text:s text:c="4"/>&lt;xs:attribute name="offset" type="xs:int" default="0"&gt;</text:p>
      <text:p text:style-name="P59"><text:s text:c="6"/>&lt;xs:annotation&gt;</text:p>
      <text:p text:style-name="P59"><text:s text:c="8"/>&lt;xs:documentation&gt;</text:p>
      <text:p text:style-name="P59"><text:s text:c="10"/>Positive or negative offset between the</text:p>
      <text:p text:style-name="P59"><text:s text:c="10"/>address of the end of previous element and the</text:p>
      <text:p text:style-name="P59"><text:s text:c="10"/>start of this elements's contents.</text:p>
      <text:p text:style-name="P59"><text:s text:c="10"/>Offset of zero means that this element starts</text:p>
      <text:p text:style-name="P59"><text:s text:c="10"/>immediately after the previous one.</text:p>
      <text:p text:style-name="P59"><text:s text:c="8"/>&lt;/xs:documentation&gt;</text:p>
      <text:p text:style-name="P59"><text:s text:c="6"/>&lt;/xs:annotation&gt;</text:p>
      <text:p text:style-name="P59"><text:s text:c="4"/>&lt;/xs:attribute&gt;</text:p>
      <text:p text:style-name="P59"><text:s text:c="2"/>&lt;xs:attribute name="formatting" type="floatFormat" &gt;</text:p>
      <text:p text:style-name="P59"><text:soft-page-break/><text:s text:c="8"/>&lt;xs:annotation&gt;</text:p>
      <text:p text:style-name="P59"><text:s text:c="8"/>&lt;xs:documentation&gt;</text:p>
      <text:p text:style-name="P59"><text:s text:c="10"/>printf-style format string for displaying data to the user, like %3.1f</text:p>
      <text:p text:style-name="P59"><text:s text:c="8"/>&lt;/xs:documentation&gt;</text:p>
      <text:p text:style-name="P59"><text:s text:c="6"/>&lt;/xs:annotation&gt;</text:p>
      <text:p text:style-name="P59"><text:s text:c="2"/>&lt;/xs:attribute&gt;</text:p>
      <text:p text:style-name="P59"><text:s text:c="2"/>&lt;/xs:complexType&gt;</text:p>
      <text:p text:style-name="P59"/>
      <text:p text:style-name="P59"><text:s text:c="2"/>&lt;xs:complexType name="stringType"&gt;</text:p>
      <text:p text:style-name="P59"><text:s text:c="4"/>&lt;xs:sequence&gt;</text:p>
      <text:p text:style-name="P59"><text:s text:c="6"/>&lt;xs:element name="name" minOccurs="0" maxOccurs="1" /&gt;</text:p>
      <text:p text:style-name="P59"><text:s text:c="6"/>&lt;xs:element name="description" minOccurs="0" maxOccurs="1" /&gt;</text:p>
      <text:p text:style-name="P59"><text:s text:c="6"/>&lt;xs:element name="map" type="mapType" minOccurs="0" maxOccurs="1" /&gt;</text:p>
      <text:p text:style-name="P59"><text:s text:c="4"/>&lt;/xs:sequence&gt;</text:p>
      <text:p text:style-name="P59"><text:s text:c="4"/>&lt;xs:attribute name="size" type="xs:int" use="required"&gt;</text:p>
      <text:p text:style-name="P59"><text:s text:c="6"/>&lt;xs:annotation&gt;</text:p>
      <text:p text:style-name="P59"><text:s text:c="8"/>&lt;xs:documentation&gt;</text:p>
      <text:p text:style-name="P59"><text:s text:c="10"/>Storage size of this variable in bytes.</text:p>
      <text:p text:style-name="P59"><text:s text:c="10"/>This includes the trailing null byte that</text:p>
      <text:p text:style-name="P59"><text:s text:c="10"/>terminates the string content.</text:p>
      <text:p text:style-name="P59"><text:s text:c="8"/>&lt;/xs:documentation&gt;</text:p>
      <text:p text:style-name="P59"><text:s text:c="6"/>&lt;/xs:annotation&gt;</text:p>
      <text:p text:style-name="P59"><text:s text:c="4"/>&lt;/xs:attribute&gt;</text:p>
      <text:p text:style-name="P59"><text:s text:c="4"/>&lt;xs:attribute name="offset" type="xs:int" default="0"&gt;</text:p>
      <text:p text:style-name="P59"><text:s text:c="6"/>&lt;xs:annotation&gt;</text:p>
      <text:p text:style-name="P59"><text:s text:c="8"/>&lt;xs:documentation&gt;</text:p>
      <text:p text:style-name="P59"><text:s text:c="10"/>Positive or negative offset between the</text:p>
      <text:p text:style-name="P59"><text:s text:c="10"/>address of the end of previous element and the</text:p>
      <text:p text:style-name="P59"><text:s text:c="10"/>start of this elements's contents.</text:p>
      <text:p text:style-name="P59"><text:s text:c="10"/>Offset of zero means that this element starts</text:p>
      <text:p text:style-name="P59"><text:s text:c="10"/>immediately after the previous one.</text:p>
      <text:p text:style-name="P59"><text:s text:c="8"/>&lt;/xs:documentation&gt;</text:p>
      <text:p text:style-name="P59"><text:s text:c="6"/>&lt;/xs:annotation&gt;</text:p>
      <text:p text:style-name="P59"><text:s text:c="4"/>&lt;/xs:attribute&gt;</text:p>
      <text:p text:style-name="P59"><text:s text:c="2"/>&lt;/xs:complexType&gt;</text:p>
      <text:p text:style-name="P59"/>
      <text:p text:style-name="P59"><text:s text:c="2"/>&lt;xs:complexType name="actionButtonType"&gt;</text:p>
      <text:p text:style-name="P59"><text:s text:c="4"/>&lt;xs:sequence&gt;</text:p>
      <text:p text:style-name="P59"><text:s text:c="6"/>&lt;xs:element name="name" minOccurs="0" maxOccurs="1" /&gt;</text:p>
      <text:p text:style-name="P59"><text:s text:c="6"/>&lt;xs:element name="description" minOccurs="0" maxOccurs="1" /&gt;</text:p>
      <text:p text:style-name="P59"><text:s text:c="6"/>&lt;xs:element name="buttonText" minOccurs="0" maxOccurs="1"&gt;</text:p>
      <text:p text:style-name="P59"><text:s text:c="8"/>&lt;xs:annotation&gt;</text:p>
      <text:p text:style-name="P59"><text:s text:c="10"/>&lt;xs:documentation&gt;</text:p>
      <text:p text:style-name="P59"><text:s text:c="12"/>Text to be displayed on the button. </text:p>
      <text:p text:style-name="P59"><text:s text:c="12"/>This is required.</text:p>
      <text:p text:style-name="P59"><text:s text:c="10"/>&lt;/xs:documentation&gt;</text:p>
      <text:p text:style-name="P59"><text:soft-page-break/><text:s text:c="8"/>&lt;/xs:annotation&gt;</text:p>
      <text:p text:style-name="P59"><text:s text:c="6"/>&lt;/xs:element&gt;</text:p>
      <text:p text:style-name="P59"><text:s text:c="6"/>&lt;xs:element name="dialogText" minOccurs="0" maxOccurs="1"&gt;</text:p>
      <text:p text:style-name="P59"><text:s text:c="8"/>&lt;xs:annotation&gt;</text:p>
      <text:p text:style-name="P59"><text:s text:c="10"/>&lt;xs:documentation&gt;</text:p>
      <text:p text:style-name="P59"><text:s text:c="12"/>Text to be displayed on the confirmation dialog. </text:p>
      <text:p text:style-name="P59"><text:s text:c="12"/>If empty or not present, no confirmation dialog is displayed.</text:p>
      <text:p text:style-name="P59"><text:s text:c="10"/>&lt;/xs:documentation&gt;</text:p>
      <text:p text:style-name="P59"><text:s text:c="8"/>&lt;/xs:annotation&gt;</text:p>
      <text:p text:style-name="P59"><text:s text:c="6"/>&lt;/xs:element&gt;</text:p>
      <text:p text:style-name="P59"><text:s text:c="6"/>&lt;xs:element name="value" minOccurs="1" maxOccurs="1"&gt;</text:p>
      <text:p text:style-name="P59"><text:s text:c="8"/>&lt;xs:annotation&gt;</text:p>
      <text:p text:style-name="P59"><text:s text:c="10"/>&lt;xs:documentation&gt;</text:p>
      <text:p text:style-name="P59"><text:s text:c="12"/>Value to be written when the button is triggered. </text:p>
      <text:p text:style-name="P59"><text:s text:c="12"/>This is required.</text:p>
      <text:p text:style-name="P59"><text:s text:c="10"/>&lt;/xs:documentation&gt;</text:p>
      <text:p text:style-name="P59"><text:s text:c="8"/>&lt;/xs:annotation&gt;</text:p>
      <text:p text:style-name="P59"><text:s text:c="6"/>&lt;/xs:element&gt;</text:p>
      <text:p text:style-name="P59"><text:s text:c="4"/>&lt;/xs:sequence&gt;</text:p>
      <text:p text:style-name="P59"><text:s text:c="4"/>&lt;xs:attribute name="size" use="required"&gt;</text:p>
      <text:p text:style-name="P59"><text:s text:c="6"/>&lt;xs:annotation&gt;</text:p>
      <text:p text:style-name="P59"><text:s text:c="8"/>&lt;xs:documentation&gt;</text:p>
      <text:p text:style-name="P59"><text:s text:c="10"/>Storage size of this variable in bytes. </text:p>
      <text:p text:style-name="P59"><text:s text:c="10"/>This is required for backwards compatibility.</text:p>
      <text:p text:style-name="P59"><text:s text:c="8"/>&lt;/xs:documentation&gt;</text:p>
      <text:p text:style-name="P59"><text:s text:c="6"/>&lt;/xs:annotation&gt;</text:p>
      <text:p text:style-name="P59"><text:s text:c="6"/>&lt;xs:simpleType&gt;</text:p>
      <text:p text:style-name="P59"><text:s text:c="8"/>&lt;xs:restriction base="xs:token"&gt;</text:p>
      <text:p text:style-name="P59"><text:s text:c="10"/>&lt;xs:enumeration value="1"/&gt;</text:p>
      <text:p text:style-name="P59"><text:s text:c="10"/>&lt;xs:enumeration value="2"/&gt;</text:p>
      <text:p text:style-name="P59"><text:s text:c="10"/>&lt;xs:enumeration value="4"/&gt;</text:p>
      <text:p text:style-name="P59"><text:s text:c="10"/>&lt;xs:enumeration value="8"/&gt;</text:p>
      <text:p text:style-name="P59"><text:s text:c="8"/>&lt;/xs:restriction&gt;</text:p>
      <text:p text:style-name="P59"><text:s text:c="6"/>&lt;/xs:simpleType&gt;</text:p>
      <text:p text:style-name="P59"><text:s text:c="4"/>&lt;/xs:attribute&gt;</text:p>
      <text:p text:style-name="P59"><text:s text:c="4"/>&lt;xs:attribute name="offset" type="xs:int" default="0"&gt;</text:p>
      <text:p text:style-name="P59"><text:s text:c="6"/>&lt;xs:annotation&gt;</text:p>
      <text:p text:style-name="P59"><text:s text:c="8"/>&lt;xs:documentation&gt;</text:p>
      <text:p text:style-name="P59"><text:s text:c="10"/>Positive or negative offset between the address of</text:p>
      <text:p text:style-name="P59"><text:s text:c="10"/>the end of previous element and the start of</text:p>
      <text:p text:style-name="P59"><text:s text:c="10"/>this elements's contents.</text:p>
      <text:p text:style-name="P59"><text:s text:c="10"/>Offset of zero means that this element starts</text:p>
      <text:p text:style-name="P59"><text:s text:c="10"/>immediately after the previous one.</text:p>
      <text:p text:style-name="P59"><text:s text:c="8"/>&lt;/xs:documentation&gt;</text:p>
      <text:p text:style-name="P59"><text:s text:c="6"/>&lt;/xs:annotation&gt;</text:p>
      <text:p text:style-name="P59"><text:s text:c="4"/>&lt;/xs:attribute&gt;</text:p>
      <text:p text:style-name="P59"><text:soft-page-break/><text:s text:c="2"/>&lt;/xs:complexType&gt;</text:p>
      <text:p text:style-name="P59"/>
      <text:p text:style-name="P59"><text:s text:c="2"/>&lt;xs:complexType name="blobType"&gt;</text:p>
      <text:p text:style-name="P59"><text:s text:c="4"/>&lt;xs:sequence&gt;</text:p>
      <text:p text:style-name="P59"><text:s text:c="6"/>&lt;xs:element name="name" minOccurs="0" maxOccurs="1" /&gt;</text:p>
      <text:p text:style-name="P59"><text:s text:c="6"/>&lt;xs:element name="description" minOccurs="0" maxOccurs="1" /&gt;</text:p>
      <text:p text:style-name="P59"><text:s text:c="4"/>&lt;/xs:sequence&gt;</text:p>
      <text:p text:style-name="P59"><text:s text:c="4"/>&lt;xs:attribute name="size" use="required"&gt;</text:p>
      <text:p text:style-name="P59"><text:s text:c="6"/>&lt;xs:annotation&gt;</text:p>
      <text:p text:style-name="P59"><text:s text:c="8"/>&lt;xs:documentation&gt;</text:p>
      <text:p text:style-name="P59"><text:s text:c="10"/>Storage size of this variable in bytes.</text:p>
      <text:p text:style-name="P59"><text:s text:c="10"/>This is fixed at 10 bytes.</text:p>
      <text:p text:style-name="P59"><text:s text:c="10"/>An explicit value is required for backwards compatibility.</text:p>
      <text:p text:style-name="P59"><text:s text:c="8"/>&lt;/xs:documentation&gt;</text:p>
      <text:p text:style-name="P59"><text:s text:c="6"/>&lt;/xs:annotation&gt;</text:p>
      <text:p text:style-name="P59"><text:s text:c="6"/>&lt;xs:simpleType&gt;</text:p>
      <text:p text:style-name="P59"><text:s text:c="8"/>&lt;xs:restriction base="xs:token"&gt;</text:p>
      <text:p text:style-name="P59"><text:s text:c="10"/>&lt;xs:enumeration value="10"/&gt;</text:p>
      <text:p text:style-name="P59"><text:s text:c="8"/>&lt;/xs:restriction&gt;</text:p>
      <text:p text:style-name="P59"><text:s text:c="6"/>&lt;/xs:simpleType&gt;</text:p>
      <text:p text:style-name="P59"><text:s text:c="4"/>&lt;/xs:attribute&gt;</text:p>
      <text:p text:style-name="P59"><text:s text:c="4"/>&lt;xs:attribute name="offset" type="xs:int" default="0"&gt;</text:p>
      <text:p text:style-name="P59"><text:s text:c="6"/>&lt;xs:annotation&gt;</text:p>
      <text:p text:style-name="P59"><text:s text:c="8"/>&lt;xs:documentation&gt;</text:p>
      <text:p text:style-name="P59"><text:s text:c="10"/>Positive or negative offset between the address of</text:p>
      <text:p text:style-name="P59"><text:s text:c="10"/>the end of previous element and the start of</text:p>
      <text:p text:style-name="P59"><text:s text:c="10"/>this elements's contents.</text:p>
      <text:p text:style-name="P59"><text:s text:c="10"/>Offset of zero means that this element starts</text:p>
      <text:p text:style-name="P59"><text:s text:c="10"/>immediately after the previous one.</text:p>
      <text:p text:style-name="P59"><text:s text:c="8"/>&lt;/xs:documentation&gt;</text:p>
      <text:p text:style-name="P59"><text:s text:c="6"/>&lt;/xs:annotation&gt;</text:p>
      <text:p text:style-name="P59"><text:s text:c="4"/>&lt;/xs:attribute&gt;</text:p>
      <text:p text:style-name="P59"><text:s text:c="4"/>&lt;xs:attribute name="mode" use="required"&gt;</text:p>
      <text:p text:style-name="P59"><text:s text:c="6"/>&lt;xs:annotation&gt;</text:p>
      <text:p text:style-name="P59"><text:s text:c="8"/>&lt;xs:documentation&gt;</text:p>
      <text:p text:style-name="P59"><text:s text:c="10"/>Whether the underlying blob can be read ("read"), can be written ("write"),</text:p>
      <text:p text:style-name="P59"><text:s text:c="10"/>or both ("readwrite").</text:p>
      <text:p text:style-name="P59"><text:s text:c="8"/>&lt;/xs:documentation&gt;</text:p>
      <text:p text:style-name="P59"><text:s text:c="6"/>&lt;/xs:annotation&gt;</text:p>
      <text:p text:style-name="P59"><text:s text:c="6"/>&lt;xs:simpleType&gt;</text:p>
      <text:p text:style-name="P59"><text:s text:c="8"/>&lt;xs:restriction base="xs:token"&gt;</text:p>
      <text:p text:style-name="P59"><text:s text:c="10"/>&lt;xs:enumeration value="read"/&gt;</text:p>
      <text:p text:style-name="P59"><text:s text:c="10"/>&lt;xs:enumeration value="write"/&gt;</text:p>
      <text:p text:style-name="P59"><text:s text:c="10"/>&lt;xs:enumeration value="readwrite"/&gt;</text:p>
      <text:p text:style-name="P59"><text:s text:c="8"/>&lt;/xs:restriction&gt;</text:p>
      <text:p text:style-name="P59"><text:s text:c="6"/>&lt;/xs:simpleType&gt;</text:p>
      <text:p text:style-name="P59"><text:soft-page-break/><text:s text:c="4"/>&lt;/xs:attribute&gt;</text:p>
      <text:p text:style-name="P59"><text:s text:c="2"/>&lt;/xs:complexType&gt;</text:p>
      <text:p text:style-name="P59"/>
      <text:p text:style-name="P59"><text:s text:c="2"/>&lt;xs:complexType name="linkType"&gt;</text:p>
      <text:p text:style-name="P59"><text:s text:c="8"/>&lt;xs:simpleContent&gt;</text:p>
      <text:p text:style-name="P59"><text:s text:c="12"/>&lt;xs:extension base="xs:string"&gt;</text:p>
      <text:p text:style-name="P59"><text:s text:c="16"/>&lt;xs:attribute name="ref" type="xs:string" use="required"&gt;</text:p>
      <text:p text:style-name="P59"><text:s text:c="18"/>&lt;xs:annotation&gt;</text:p>
      <text:p text:style-name="P59"><text:s text:c="20"/>&lt;xs:documentation&gt;</text:p>
      <text:p text:style-name="P59"><text:s text:c="22"/>URL for this link. <text:s/>When the link is triggered</text:p>
      <text:p text:style-name="P59"><text:s text:c="22"/>in a configuration tool, it's recommended that this</text:p>
      <text:p text:style-name="P59"><text:s text:c="22"/>link be retrieved and displayed.</text:p>
      <text:p text:style-name="P59"><text:s text:c="20"/>&lt;/xs:documentation&gt;</text:p>
      <text:p text:style-name="P59"><text:s text:c="18"/>&lt;/xs:annotation&gt;</text:p>
      <text:p text:style-name="P59"><text:s text:c="16"/>&lt;/xs:attribute&gt;</text:p>
      <text:p text:style-name="P59"><text:s text:c="12"/>&lt;/xs:extension&gt;</text:p>
      <text:p text:style-name="P59"><text:s text:c="8"/>&lt;/xs:simpleContent&gt;</text:p>
      <text:p text:style-name="P59"><text:s text:c="2"/>&lt;/xs:complexType&gt;</text:p>
      <text:p text:style-name="P59"/>
      <text:p text:style-name="P59"><text:s text:c="2"/>&lt;!-- Definition of the primary "cdi" element --&gt;</text:p>
      <text:p text:style-name="P59"><text:s text:c="2"/>&lt;xs:element name="cdi"&gt;</text:p>
      <text:p text:style-name="P59"><text:s text:c="4"/>&lt;xs:annotation&gt;</text:p>
      <text:p text:style-name="P59"><text:s text:c="6"/>&lt;xs:documentation&gt;</text:p>
      <text:p text:style-name="P59"><text:s text:c="8"/>This is the schema for Configuration</text:p>
      <text:p text:style-name="P59"><text:s text:c="8"/>Description Information (cdi)</text:p>
      <text:p text:style-name="P59"><text:s text:c="6"/>&lt;/xs:documentation&gt;</text:p>
      <text:p text:style-name="P59"><text:s text:c="4"/>&lt;/xs:annotation&gt;</text:p>
      <text:p text:style-name="P59"><text:s text:c="4"/>&lt;xs:complexType&gt;</text:p>
      <text:p text:style-name="P59"><text:s text:c="6"/>&lt;xs:sequence&gt;</text:p>
      <text:p text:style-name="P59"><text:s text:c="8"/>&lt;xs:element name="identification" minOccurs="0" maxOccurs="1"&gt;</text:p>
      <text:p text:style-name="P59"><text:s text:c="10"/>&lt;xs:annotation&gt;</text:p>
      <text:p text:style-name="P59"><text:s text:c="12"/>&lt;xs:documentation&gt;</text:p>
      <text:p text:style-name="P59"><text:s text:c="14"/>Common first element to identify the decoder</text:p>
      <text:p text:style-name="P59"><text:s text:c="12"/>&lt;/xs:documentation&gt;</text:p>
      <text:p text:style-name="P59"><text:s text:c="10"/>&lt;/xs:annotation&gt;</text:p>
      <text:p text:style-name="P59"><text:s text:c="10"/>&lt;xs:complexType&gt;</text:p>
      <text:p text:style-name="P59"><text:s text:c="12"/>&lt;xs:sequence&gt;</text:p>
      <text:p text:style-name="P59"><text:s text:c="14"/>&lt;xs:element name="manufacturer" minOccurs="0" maxOccurs="1" /&gt;</text:p>
      <text:p text:style-name="P59"><text:s text:c="14"/>&lt;xs:element name="model" minOccurs="0" maxOccurs="1" /&gt;</text:p>
      <text:p text:style-name="P59"><text:s text:c="14"/>&lt;xs:element name="hardwareVersion" minOccurs="0" maxOccurs="1" /&gt;</text:p>
      <text:p text:style-name="P59"><text:s text:c="14"/>&lt;xs:element name="softwareVersion" minOccurs="0" maxOccurs="1" /&gt;</text:p>
      <text:p text:style-name="P59"><text:s text:c="14"/>&lt;xs:element name="link" type="linkType" minOccurs="0" maxOccurs="1" /&gt;</text:p>
      <text:p text:style-name="P59"><text:s text:c="14"/>&lt;xs:element name="map" type="mapType" minOccurs="0" maxOccurs="1"&gt;</text:p>
      <text:p text:style-name="P59"><text:s text:c="16"/>&lt;xs:annotation&gt;</text:p>
      <text:p text:style-name="P59"><text:s text:c="18"/>&lt;xs:documentation&gt;</text:p>
      <text:p text:style-name="P59"><text:s text:c="20"/>This map can be used to add arbitrary key/value</text:p>
      <text:p text:style-name="P59"><text:soft-page-break/><text:s text:c="20"/>descriptions of the node.</text:p>
      <text:p text:style-name="P59"><text:s text:c="18"/>&lt;/xs:documentation&gt;</text:p>
      <text:p text:style-name="P59"><text:s text:c="16"/>&lt;/xs:annotation&gt;</text:p>
      <text:p text:style-name="P59"><text:s text:c="14"/>&lt;/xs:element&gt;</text:p>
      <text:p text:style-name="P59"><text:s text:c="12"/>&lt;/xs:sequence&gt;</text:p>
      <text:p text:style-name="P59"><text:s text:c="10"/>&lt;/xs:complexType&gt;</text:p>
      <text:p text:style-name="P59"><text:s text:c="8"/>&lt;/xs:element&gt;</text:p>
      <text:p text:style-name="P59"><text:s text:c="8"/>&lt;xs:element name="acdi" minOccurs="0" maxOccurs="1"&gt;</text:p>
      <text:p text:style-name="P59"><text:s text:c="10"/>&lt;xs:annotation&gt;</text:p>
      <text:p text:style-name="P59"><text:s text:c="12"/>&lt;xs:documentation&gt;</text:p>
      <text:p text:style-name="P59"><text:s text:c="14"/>Element that identifies that memory information is available</text:p>
      <text:p text:style-name="P59"><text:s text:c="14"/>as defined by the Abbreviated Common Description Information</text:p>
      <text:p text:style-name="P59"><text:s text:c="14"/>(ACDI) standard.</text:p>
      <text:p text:style-name="P59"><text:s text:c="12"/>&lt;/xs:documentation&gt;</text:p>
      <text:p text:style-name="P59"><text:s text:c="10"/>&lt;/xs:annotation&gt;</text:p>
      <text:p text:style-name="P59"><text:s text:c="10"/>&lt;xs:complexType&gt;</text:p>
      <text:p text:style-name="P59"><text:s text:c="12"/>&lt;xs:attribute name="fixed" type="xs:int" default="4"&gt;</text:p>
      <text:p text:style-name="P59"><text:s text:c="14"/>&lt;xs:annotation&gt;</text:p>
      <text:p text:style-name="P59"><text:s text:c="16"/>&lt;xs:documentation&gt;</text:p>
      <text:p text:style-name="P59"><text:s text:c="18"/>The decimal version number of the format for the fixed</text:p>
      <text:p text:style-name="P59"><text:s text:c="18"/>information block.</text:p>
      <text:p text:style-name="P59"><text:s text:c="16"/>&lt;/xs:documentation&gt;</text:p>
      <text:p text:style-name="P59"><text:s text:c="14"/>&lt;/xs:annotation&gt;</text:p>
      <text:p text:style-name="P59"><text:s text:c="12"/>&lt;/xs:attribute&gt;</text:p>
      <text:p text:style-name="P59"><text:s text:c="12"/>&lt;xs:attribute name="var" type="xs:int" default="2"&gt;</text:p>
      <text:p text:style-name="P59"><text:s text:c="14"/>&lt;xs:annotation&gt;</text:p>
      <text:p text:style-name="P59"><text:s text:c="16"/>&lt;xs:documentation&gt;</text:p>
      <text:p text:style-name="P59"><text:s text:c="18"/>The decimal version number of the format for</text:p>
      <text:p text:style-name="P59"><text:s text:c="18"/>the variable information block.</text:p>
      <text:p text:style-name="P59"><text:s text:c="16"/>&lt;/xs:documentation&gt;</text:p>
      <text:p text:style-name="P59"><text:s text:c="14"/>&lt;/xs:annotation&gt;</text:p>
      <text:p text:style-name="P59"><text:s text:c="12"/>&lt;/xs:attribute&gt;</text:p>
      <text:p text:style-name="P59"><text:s text:c="10"/>&lt;/xs:complexType&gt;</text:p>
      <text:p text:style-name="P59"><text:s text:c="8"/>&lt;/xs:element&gt;</text:p>
      <text:p text:style-name="P59"><text:s text:c="8"/>&lt;xs:element name="segment" minOccurs="0" maxOccurs="unbounded"&gt;</text:p>
      <text:p text:style-name="P59"><text:s text:c="10"/>&lt;xs:annotation&gt;</text:p>
      <text:p text:style-name="P59"><text:s text:c="12"/>&lt;xs:documentation&gt;</text:p>
      <text:p text:style-name="P59"><text:s text:c="14"/>Define the contents of a memory space</text:p>
      <text:p text:style-name="P59"><text:s text:c="12"/>&lt;/xs:documentation&gt;</text:p>
      <text:p text:style-name="P59"><text:s text:c="10"/>&lt;/xs:annotation&gt;</text:p>
      <text:p text:style-name="P59"><text:s text:c="10"/>&lt;xs:complexType&gt;</text:p>
      <text:p text:style-name="P59"><text:s text:c="12"/>&lt;xs:sequence&gt;</text:p>
      <text:p text:style-name="P59"><text:s text:c="14"/>&lt;xs:element name="name" minOccurs="0" maxOccurs="1" /&gt;</text:p>
      <text:p text:style-name="P59"><text:s text:c="14"/>&lt;xs:element name="description" minOccurs="0" maxOccurs="1" /&gt;</text:p>
      <text:p text:style-name="P59"><text:s text:c="14"/>&lt;xs:element name="link" type="linkType" minOccurs="0" maxOccurs="1" /&gt;</text:p>
      <text:p text:style-name="P59"><text:s text:c="14"/>&lt;xs:choice minOccurs="0" maxOccurs="unbounded"&gt;</text:p>
      <text:p text:style-name="P59"><text:soft-page-break/><text:s text:c="16"/>&lt;xs:annotation&gt;</text:p>
      <text:p text:style-name="P59"><text:s text:c="18"/>&lt;xs:documentation&gt;</text:p>
      <text:p text:style-name="P59"><text:s text:c="20"/>Allows any sequence of the contained element types</text:p>
      <text:p text:style-name="P59"><text:s text:c="18"/>&lt;/xs:documentation&gt;</text:p>
      <text:p text:style-name="P59"><text:s text:c="16"/>&lt;/xs:annotation&gt;</text:p>
      <text:p text:style-name="P59"><text:s text:c="16"/>&lt;xs:element name="group" type="groupType" minOccurs="0" maxOccurs="1"&gt;</text:p>
      <text:p text:style-name="P59"><text:s text:c="18"/>&lt;xs:annotation&gt;</text:p>
      <text:p text:style-name="P59"><text:s text:c="20"/>&lt;xs:documentation&gt;</text:p>
      <text:p text:style-name="P59"><text:s text:c="22"/>Allows grouping and replication of multiple locations.</text:p>
      <text:p text:style-name="P59"><text:s text:c="20"/>&lt;/xs:documentation&gt;</text:p>
      <text:p text:style-name="P59"><text:s text:c="18"/>&lt;/xs:annotation&gt;</text:p>
      <text:p text:style-name="P59"><text:s text:c="16"/>&lt;/xs:element&gt;</text:p>
      <text:p text:style-name="P59"><text:s text:c="16"/>&lt;xs:element name="string" type="stringType" minOccurs="0" maxOccurs="1"&gt;</text:p>
      <text:p text:style-name="P59"><text:s text:c="18"/>&lt;xs:annotation&gt;</text:p>
      <text:p text:style-name="P59"><text:s text:c="20"/>&lt;xs:documentation&gt;</text:p>
      <text:p text:style-name="P59"><text:s text:c="22"/>Describes a human-readable UTF-8 string in the data.</text:p>
      <text:p text:style-name="P59"><text:s text:c="20"/>&lt;/xs:documentation&gt;</text:p>
      <text:p text:style-name="P59"><text:s text:c="18"/>&lt;/xs:annotation&gt;</text:p>
      <text:p text:style-name="P59"><text:s text:c="16"/>&lt;/xs:element&gt;</text:p>
      <text:p text:style-name="P59"><text:s text:c="16"/>&lt;xs:element name="int" type="intType" minOccurs="0" maxOccurs="1"&gt;</text:p>
      <text:p text:style-name="P59"><text:s text:c="18"/>&lt;xs:annotation&gt;</text:p>
      <text:p text:style-name="P59"><text:s text:c="20"/>&lt;xs:documentation&gt;</text:p>
      <text:p text:style-name="P59"><text:s text:c="22"/>Describes an integer value in the data.</text:p>
      <text:p text:style-name="P59"><text:s text:c="22"/>The field can be considered either a number,</text:p>
      <text:p text:style-name="P59"><text:s text:c="22"/>or a set of specific coded values via a map.</text:p>
      <text:p text:style-name="P59"><text:s text:c="20"/>&lt;/xs:documentation&gt;</text:p>
      <text:p text:style-name="P59"><text:s text:c="18"/>&lt;/xs:annotation&gt;</text:p>
      <text:p text:style-name="P59"><text:s text:c="16"/>&lt;/xs:element&gt;</text:p>
      <text:p text:style-name="P59"><text:s text:c="16"/>&lt;xs:element name="eventid" type="eventidType" minOccurs="0" maxOccurs="1"&gt;</text:p>
      <text:p text:style-name="P59"><text:s text:c="18"/>&lt;xs:annotation&gt;</text:p>
      <text:p text:style-name="P59"><text:s text:c="20"/>&lt;xs:documentation&gt;</text:p>
      <text:p text:style-name="P59"><text:s text:c="22"/>Describes an 8-byte Event ID in the data.</text:p>
      <text:p text:style-name="P59"><text:s text:c="20"/>&lt;/xs:documentation&gt;</text:p>
      <text:p text:style-name="P59"><text:s text:c="18"/>&lt;/xs:annotation&gt;</text:p>
      <text:p text:style-name="P59"><text:s text:c="16"/>&lt;/xs:element&gt;</text:p>
      <text:p text:style-name="P59"><text:s text:c="8"/>&lt;xs:element name="float" type="floatType" minOccurs="0" maxOccurs="1"&gt;</text:p>
      <text:p text:style-name="P59"><text:s text:c="10"/>&lt;xs:annotation&gt;</text:p>
      <text:p text:style-name="P59"><text:s text:c="20"/>&lt;xs:documentation&gt;</text:p>
      <text:p text:style-name="P59"><text:s text:c="22"/>Describes a float type in the data</text:p>
      <text:p text:style-name="P59"><text:s text:c="20"/>&lt;/xs:documentation&gt;</text:p>
      <text:p text:style-name="P59"><text:s text:c="18"/>&lt;/xs:annotation&gt;</text:p>
      <text:p text:style-name="P59"><text:s text:c="8"/>&lt;/xs:element&gt;</text:p>
      <text:p text:style-name="P59"><text:s text:c="8"/>&lt;xs:element name="action" type="actionButtonType" minOccurs="0" maxOccurs="1"&gt;</text:p>
      <text:p text:style-name="P59"><text:s text:c="10"/>&lt;xs:annotation&gt;</text:p>
      <text:p text:style-name="P59"><text:s text:c="20"/>&lt;xs:documentation&gt;</text:p>
      <text:p text:style-name="P59"><text:s text:c="22"/>Describes how to create an action button to write into the data.</text:p>
      <text:p text:style-name="P59"><text:soft-page-break/><text:s text:c="20"/>&lt;/xs:documentation&gt;</text:p>
      <text:p text:style-name="P59"><text:s text:c="18"/>&lt;/xs:annotation&gt;</text:p>
      <text:p text:style-name="P59"><text:s text:c="8"/>&lt;/xs:element&gt;</text:p>
      <text:p text:style-name="P59"><text:s text:c="8"/>&lt;xs:element name="blob" type="blobType" minOccurs="0" maxOccurs="1"&gt;</text:p>
      <text:p text:style-name="P59"><text:s text:c="10"/>&lt;xs:annotation&gt;</text:p>
      <text:p text:style-name="P59"><text:s text:c="20"/>&lt;xs:documentation&gt;</text:p>
      <text:p text:style-name="P59"><text:s text:c="22"/>Describes a blob of data that can be read/written/both.</text:p>
      <text:p text:style-name="P59"><text:s text:c="20"/>&lt;/xs:documentation&gt;</text:p>
      <text:p text:style-name="P59"><text:s text:c="18"/>&lt;/xs:annotation&gt;</text:p>
      <text:p text:style-name="P59"><text:s text:c="8"/>&lt;/xs:element&gt;</text:p>
      <text:p text:style-name="P59"/>
      <text:p text:style-name="P59">&lt;!--</text:p>
      <text:p text:style-name="P59"><text:s text:c="16"/>XML Schema 1.1 construct expressing extensibility promise</text:p>
      <text:p text:style-name="P59"><text:s text:c="16"/>&lt;xs:any minOccurs="0" maxOccurs="1" processContents="lax"&gt;</text:p>
      <text:p text:style-name="P59"><text:s text:c="16"/>&lt;xs:assert test="every $x in * satisfies</text:p>
      <text:p text:style-name="P59"><text:s text:c="36"/>(exists($x/@size) and $x/@size castable to xs:integer)"/&gt;</text:p>
      <text:p text:style-name="P59"><text:s text:c="16"/>&lt;xs:assert test="every $x in * satisfies</text:p>
      <text:p text:style-name="P59"><text:s text:c="36"/>(exists($x/@offset) and $x/@offset castable to xs:integer)"/&gt;</text:p>
      <text:p text:style-name="P59"><text:s text:c="18"/>&lt;xs:annotation&gt;</text:p>
      <text:p text:style-name="P59"><text:s text:c="20"/>&lt;xs:documentation&gt;</text:p>
      <text:p text:style-name="P59"><text:s text:c="22"/>Extension point for future schema</text:p>
      <text:p text:style-name="P59"><text:s text:c="20"/>&lt;/xs:documentation&gt;</text:p>
      <text:p text:style-name="P59"><text:s text:c="18"/>&lt;/xs:annotation&gt;</text:p>
      <text:p text:style-name="P59"><text:s text:c="16"/>&lt;/xs:any&gt;</text:p>
      <text:p text:style-name="P59"><text:s/>--&gt;</text:p>
      <text:p text:style-name="P59"/>
      <text:p text:style-name="P59"><text:s text:c="14"/>&lt;/xs:choice&gt;</text:p>
      <text:p text:style-name="P59"><text:s text:c="12"/>&lt;/xs:sequence&gt;</text:p>
      <text:p text:style-name="P59"><text:s text:c="12"/>&lt;xs:attribute name="space" type="xs:int" use="required"&gt;</text:p>
      <text:p text:style-name="P59"><text:s text:c="14"/>&lt;xs:annotation&gt;</text:p>
      <text:p text:style-name="P59"><text:s text:c="16"/>&lt;xs:documentation&gt;</text:p>
      <text:p text:style-name="P59"><text:s text:c="18"/>The decimal number of the address space where the information is found.</text:p>
      <text:p text:style-name="P59"><text:s text:c="16"/>&lt;/xs:documentation&gt;</text:p>
      <text:p text:style-name="P59"><text:s text:c="14"/>&lt;/xs:annotation&gt;</text:p>
      <text:p text:style-name="P59"><text:s text:c="12"/>&lt;/xs:attribute&gt;</text:p>
      <text:p text:style-name="P59"><text:s text:c="12"/>&lt;xs:attribute name="origin" type="xs:int" default="0"&gt;</text:p>
      <text:p text:style-name="P59"><text:s text:c="14"/>&lt;xs:annotation&gt;</text:p>
      <text:p text:style-name="P59"><text:s text:c="16"/>&lt;xs:documentation&gt;</text:p>
      <text:p text:style-name="P59"><text:s text:c="18"/>Starting address of the segment's contents</text:p>
      <text:p text:style-name="P59"><text:s text:c="18"/>within the memory space.</text:p>
      <text:p text:style-name="P59"><text:s text:c="16"/>&lt;/xs:documentation&gt;</text:p>
      <text:p text:style-name="P59"><text:s text:c="14"/>&lt;/xs:annotation&gt;</text:p>
      <text:p text:style-name="P59"><text:s text:c="12"/>&lt;/xs:attribute&gt;</text:p>
      <text:p text:style-name="P59"><text:s text:c="10"/>&lt;/xs:complexType&gt;</text:p>
      <text:p text:style-name="P59"><text:s text:c="8"/>&lt;/xs:element&gt;</text:p>
      <text:p text:style-name="P59"><text:s text:c="6"/>&lt;/xs:sequence&gt;</text:p>
      <text:p text:style-name="P59"><text:soft-page-break/><text:s text:c="4"/>&lt;/xs:complexType&gt;</text:p>
      <text:p text:style-name="P59"><text:s text:c="2"/>&lt;/xs:element&gt;</text:p>
      <text:p text:style-name="P59">&lt;/xs:schema&gt;</text:p>
      <text:p text:style-name="P6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text:s/>1 <text:s/>Introduction (Informative)<text:tab/>1</text:p>
          <text:p text:style-name="P71"><text:s/>2 <text:s/>Intended Use (Informative)<text:tab/>1</text:p>
          <text:p text:style-name="P71"><text:s/>3 <text:s/>References and Context (Informative)<text:tab/>1</text:p>
          <text:p text:style-name="P71"><text:s/>4 <text:s/>Content (Normative)<text:tab/>2</text:p>
          <text:p text:style-name="P71"><text:s/>5 <text:s/>Format (Normative)<text:tab/>2</text:p>
          <text:p text:style-name="P72"><text:s/>5.1 <text:s/>XML Elements<text:tab/>3</text:p>
          <text:p text:style-name="P73"><text:s/>5.1.1 <text:s/>&lt;identification&gt; Element<text:tab/>3</text:p>
          <text:p text:style-name="P73"><text:s/>5.1.2 <text:s/>&lt;acdi&gt; Element<text:tab/>3</text:p>
          <text:p text:style-name="P73"><text:s/>5.1.3 <text:s/>&lt;segment&gt; Element<text:tab/>4</text:p>
          <text:p text:style-name="P73"><text:s/>5.1.4 <text:s/>Data Elements<text:tab/>4</text:p>
          <text:p text:style-name="P74"><text:s/>5.1.4.1 <text:s/>&lt;group&gt; Element<text:tab/>4</text:p>
          <text:p text:style-name="P74"><text:s/>5.1.4.2 <text:s/>&lt;int&gt; Element<text:tab/>5</text:p>
          <text:p text:style-name="P74"><text:s/>5.1.4.3 <text:s/>&lt;string&gt; Element<text:tab/>6</text:p>
          <text:p text:style-name="P74"><text:s/>5.1.4.4 <text:s/>&lt;eventid&gt; Element<text:tab/>6</text:p>
          <text:p text:style-name="P74"><text:s/>5.1.4.5 <text:s/>&lt;float&gt; Element<text:tab/>6</text:p>
          <text:p text:style-name="P74"><text:s/>5.1.4.6 <text:s/>&lt;action&gt; Element<text:tab/>7</text:p>
          <text:p text:style-name="P74"><text:s/>5.1.4.7 <text:s/>&lt;blob&gt; Element<text:tab/>7</text:p>
          <text:p text:style-name="P71"><text:s/>6 <text:s/>Future Extension (Normative)<text:tab/>8</text:p>
          <text:p text:style-name="P71"><text:s/>A Appendix: Schema<text:tab/>9</text:p>
        </text:index-body>
      </text:table-of-content>
      <text:p text:style-name="P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writing-mode="lr-tb"/>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2" style:display-name="Numbering 2">
      <text:list-level-style-number text:level="1" text:style-name="Numbering_20_Symbols" loext:num-list-format=" %1%" style:num-pre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 %2%." style:num-prefix=" " style:num-suffix="." style:num-format="I"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 %3%."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 %4%." style:num-prefix=" " style:num-suffix="." style:num-format="i"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Standard<draw:custom-shape text:anchor-type="char" draw:z-index="21" draw:name="PowerPlusWaterMarkObject" draw:style-name="Mgr1" draw:text-style-name="MP3" svg:width="6.9248in" svg:height="27.4433in" draw:transform="rotate (0.785398163397448) translate (-0.7875in 3.89652777777778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1">Copyright 2011-</text:span></text:span><text:span text:style-name="Page_20_Number"><text:span text:style-name="MT1"><text:user-defined style:data-style-name="N0" text:name="OLCByear">2025</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23</text:page-number></text:span></text:span><text:span text:style-name="Page_20_Number"><text:span text:style-name="MT2"><text:s/>of </text:span></text:span><text:span text:style-name="Page_20_Number"><text:span text:style-name="MT2"><text:page-count style:num-format="1">23</text:page-count></text:span></text:span><text:span text:style-name="Page_20_Number"><text:span text:style-name="MT2"><text:s/>- </text:span></text:span><text:span text:style-name="Page_20_Number"><text:span text:style-name="MT2"><text:user-defined style:data-style-name="N0" text:name="OLCBdate">June 14, 2025</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19in" svg:y="0.3354in" svg:width="2.798in" svg:height="0.9909in" draw:z-index="31"><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une 14, 2025</text:user-defined></text:p>
            </table:table-cell>
            <table:table-cell table:style-name="Table1.C1" office:value-type="string">
              <text:p text:style-name="MP8"><text:user-defined style:data-style-name="N0" text:name="OLCBstatus">Adopted</text:user-defined></text:p>
            </table:table-cell>
          </table:table-row>
        </table:table>
        <text:p text:style-name="Header"><draw:custom-shape text:anchor-type="char" draw:z-index="22" draw:name="PowerPlusWaterMarkObject" draw:style-name="Mgr2" draw:text-style-name="MP3" svg:width="6.4996in" svg:height="25.7587in" draw:transform="rotate (0.785398163397448) translate (-1in 1.58390748031496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1">Copyright 2011-</text:span></text:span><text:span text:style-name="Page_20_Number"><text:span text:style-name="MT1"><text:user-defined style:data-style-name="N0" text:name="OLCByear">2025</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23</text:page-count></text:span></text:span><text:span text:style-name="Page_20_Number"><text:span text:style-name="MT2"><text:s/>- </text:span></text:span><text:span text:style-name="Page_20_Number"><text:span text:style-name="MT2"><text:user-defined style:data-style-name="N0" text:name="OLCBdate">June 14, 2025</text:user-defined></text:span></text:span></text:p>
      </style:footer>
    </style:master-page>
    <style:master-page style:name="Endnote" style:page-layout-name="Mpm3" draw:style-name="Mdp1">
      <style:header>
        <text:p text:style-name="Header"><draw:custom-shape text:anchor-type="char" draw:z-index="23"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24"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25"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26" draw:name="PowerPlusWaterMarkObject" draw:style-name="Mgr3" draw:text-style-name="MP3" svg:width="4.4878in" svg:height="17.7858in" draw:transform="skewX (5.78668724148238E-017) 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27"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28" draw:name="PowerPlusWaterMarkObject" draw:style-name="Mgr4" draw:text-style-name="MP3" svg:width="7.3185in" svg:height="29.0039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29"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30"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210</meta:editing-cycles>
    <meta:editing-duration>P1DT10H31M17S</meta:editing-duration>
    <meta:generator>LibreOffice/7.4.6.2$MacOSX_X86_64 LibreOffice_project/5b1f5509c2decdade7fda905e3e1429a67acd63d</meta:generator>
    <dc:date>2025-06-16T12:34:32.793266583</dc:date>
    <dc:creator>Bob Jacobsen</dc:creator>
    <meta:document-statistic meta:table-count="3" meta:image-count="1" meta:object-count="0" meta:page-count="23" meta:paragraph-count="795" meta:word-count="4816" meta:character-count="42394" meta:non-whitespace-character-count="32682"/>
    <meta:user-defined meta:name="OLCBdate">June 14, 2025</meta:user-defined>
    <meta:user-defined meta:name="OLCBstatus">Adopted</meta:user-defined>
    <meta:user-defined meta:name="OLCByear">2025</meta:user-defined>
  </office:meta>
</office:document-meta>
</file>